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1.2772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7484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2.0264in"/>
    </style:style>
    <style:style style:name="co8" style:family="table-column">
      <style:table-column-properties fo:break-before="auto" style:column-width="0.489in"/>
    </style:style>
    <style:style style:name="co9" style:family="table-column">
      <style:table-column-properties fo:break-before="auto" style:column-width="0.848in"/>
    </style:style>
    <style:style style:name="co10" style:family="table-column">
      <style:table-column-properties fo:break-before="auto" style:column-width="0.8035in"/>
    </style:style>
    <style:style style:name="co11" style:family="table-column">
      <style:table-column-properties fo:break-before="auto" style:column-width="1.4201in"/>
    </style:style>
    <style:style style:name="co12" style:family="table-column">
      <style:table-column-properties fo:break-before="auto" style:column-width="0.8807in"/>
    </style:style>
    <style:style style:name="co13" style:family="table-column">
      <style:table-column-properties fo:break-before="auto" style:column-width="0.8591in"/>
    </style:style>
    <style:style style:name="co14" style:family="table-column">
      <style:table-column-properties fo:break-before="auto" style:column-width="0.9028in"/>
    </style:style>
    <style:style style:name="co15" style:family="table-column">
      <style:table-column-properties fo:break-before="auto" style:column-width="0.9472in"/>
    </style:style>
    <style:style style:name="co16" style:family="table-column">
      <style:table-column-properties fo:break-before="auto" style:column-width="1.5965in"/>
    </style:style>
    <style:style style:name="co17" style:family="table-column">
      <style:table-column-properties fo:break-before="auto" style:column-width="1.1228in"/>
    </style:style>
    <style:style style:name="co18" style:family="table-column">
      <style:table-column-properties fo:break-before="auto" style:column-width="1.0571in"/>
    </style:style>
    <style:style style:name="co19" style:family="table-column">
      <style:table-column-properties fo:break-before="auto" style:column-width="1.7728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0.9362in"/>
    </style:style>
    <style:style style:name="co22" style:family="table-column">
      <style:table-column-properties fo:break-before="auto" style:column-width="1.5217in"/>
    </style:style>
    <style:style style:name="co23" style:family="table-column">
      <style:table-column-properties fo:break-before="auto" style:column-width="0.7098in"/>
    </style:style>
    <style:style style:name="co24" style:family="table-column">
      <style:table-column-properties fo:break-before="auto" style:column-width="0.7799in"/>
    </style:style>
    <style:style style:name="co25" style:family="table-column">
      <style:table-column-properties fo:break-before="auto" style:column-width="0.95in"/>
    </style:style>
    <style:style style:name="co26" style:family="table-column">
      <style:table-column-properties fo:break-before="auto" style:column-width="0.8898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1.4929in"/>
    </style:style>
    <style:style style:name="co29" style:family="table-column">
      <style:table-column-properties fo:break-before="auto" style:column-width="1.4228in"/>
    </style:style>
    <style:style style:name="co30" style:family="table-column">
      <style:table-column-properties fo:break-before="auto" style:column-width="0.6398in"/>
    </style:style>
    <style:style style:name="co31" style:family="table-column">
      <style:table-column-properties fo:break-before="auto" style:column-width="0.6693in"/>
    </style:style>
    <style:style style:name="co32" style:family="table-column">
      <style:table-column-properties fo:break-before="auto" style:column-width="0.8016in"/>
    </style:style>
    <style:style style:name="co33" style:family="table-column">
      <style:table-column-properties fo:break-before="auto" style:column-width="0.761in"/>
    </style:style>
    <style:style style:name="co34" style:family="table-column">
      <style:table-column-properties fo:break-before="auto" style:column-width="1.3528in"/>
    </style:style>
    <style:style style:name="co35" style:family="table-column">
      <style:table-column-properties fo:break-before="auto" style:column-width="0.7492in"/>
    </style:style>
    <style:style style:name="co36" style:family="table-column">
      <style:table-column-properties fo:break-before="auto" style:column-width="0.6898in"/>
    </style:style>
    <style:style style:name="co37" style:family="table-column">
      <style:table-column-properties fo:break-before="auto" style:column-width="1.32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PageStyle_5f_DailyData">
      <style:table-properties table:display="true" style:writing-mode="lr-tb"/>
    </style:style>
    <style:style style:name="ce1" style:family="table-cell" style:parent-style-name="Default">
      <style:table-cell-properties fo:border-bottom="none" fo:background-color="#afd095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6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17" style:family="table-cell" style:parent-style-name="Default">
      <style:table-cell-properties fo:border-bottom="none" fo:background-color="#afd095" fo:border-left="0.74pt solid #808080" fo:border-right="0.74pt solid #80808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808080" fo:border-left="0.74pt solid #808080" fo:border-right="0.74pt solid #808080" fo:border-top="none"/>
    </style:style>
    <style:style style:name="ce19" style:family="table-cell" style:parent-style-name="Default">
      <style:table-cell-properties fo:border-bottom="none" fo:border-left="0.74pt solid #808080" fo:border-right="0.74pt solid #808080" fo:border-top="none"/>
    </style:style>
    <style:style style:name="ce20" style:family="table-cell" style:parent-style-name="Default" style:data-style-name="N0">
      <style:table-cell-properties fo:border-bottom="none" fo:border-left="0.74pt solid #808080" fo:border-right="0.74pt solid #808080" style:rotation-align="none" fo:border-top="none"/>
    </style:style>
    <style:style style:name="ce21" style:family="table-cell" style:parent-style-name="Default">
      <style:table-cell-properties fo:border-bottom="0.74pt solid #808080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none" fo:background-color="transparent" fo:border-left="0.74pt solid #808080" fo:border-right="0.74pt solid #80808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none" style:text-align-source="value-type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number-columns-repeated="16374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tal Points</text:p>
          </table:table-cell>
          <table:table-cell table:style-name="ce1" office:value-type="string" calcext:value-type="string">
            <text:p>Total Rounds</text:p>
          </table:table-cell>
          <table:table-cell table:style-name="ce1" office:value-type="string" calcext:value-type="string">
            <text:p>Total Playtime (Minutes)</text:p>
          </table:table-cell>
          <table:table-cell table:number-columns-repeated="2"/>
          <table:table-cell table:style-name="ce1" office:value-type="string" calcext:value-type="string">
            <text:p>Average Round Time (ART)</text:p>
          </table:table-cell>
          <table:table-cell table:style-name="ce1" office:value-type="string" calcext:value-type="string">
            <text:p>Points Per Round (PPR)</text:p>
          </table:table-cell>
          <table:table-cell table:style-name="ce1" office:value-type="string" calcext:value-type="string">
            <text:p>Minutes Per Point (MPP)</text:p>
          </table:table-cell>
          <table:table-cell table:style-name="ce1" office:value-type="string" calcext:value-type="string">
            <text:p>Points Per Minute (PPM)</text:p>
          </table:table-cell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1" xlink:type="simple">November 6th</text:a></text:p>
          </table:table-cell>
          <table:table-cell table:style-name="ce19" table:formula="of:=[$DailyData.$B$25]" office:value-type="float" office:value="141" calcext:value-type="float">
            <text:p>141</text:p>
          </table:table-cell>
          <table:table-cell table:style-name="ce19" table:formula="of:=IFERROR([$DailyData.$C$25]; 0)" office:value-type="float" office:value="34" calcext:value-type="float">
            <text:p>34</text:p>
          </table:table-cell>
          <table:table-cell table:style-name="ce19" table:formula="of:=[$DailyData.$F$25]" office:value-type="float" office:value="445" calcext:value-type="float">
            <text:p>445</text:p>
          </table:table-cell>
          <table:table-cell table:number-columns-repeated="2"/>
          <table:table-cell table:style-name="ce22" table:formula="of:=[Master.D22]/[Master.C22]" office:value-type="float" office:value="11.8193832599119" calcext:value-type="float">
            <text:p>11.8193832599119</text:p>
          </table:table-cell>
          <table:table-cell table:style-name="ce22" table:formula="of:=[Master.B22]/[Master.C22]" office:value-type="float" office:value="4.31718061674009" calcext:value-type="float">
            <text:p>4.31718061674009</text:p>
          </table:table-cell>
          <table:table-cell table:style-name="ce22" table:formula="of:=[Master.D22]/[Master.B22]" office:value-type="float" office:value="2.73775510204082" calcext:value-type="float">
            <text:p>2.73775510204082</text:p>
          </table:table-cell>
          <table:table-cell table:style-name="ce22" table:formula="of:=[Master.B22]/[Master.D22]" office:value-type="float" office:value="0.365262765560939" calcext:value-type="float">
            <text:p>0.365262765560939</text:p>
          </table:table-cell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I1" xlink:type="simple">November 7th</text:a></text:p>
          </table:table-cell>
          <table:table-cell table:style-name="ce19" table:formula="of:=[$DailyData.$I$9]" office:value-type="float" office:value="59" calcext:value-type="float">
            <text:p>59</text:p>
          </table:table-cell>
          <table:table-cell table:style-name="ce19" table:formula="of:=IFERROR([$DailyData.$J$9]; 0)" office:value-type="float" office:value="13" calcext:value-type="float">
            <text:p>13</text:p>
          </table:table-cell>
          <table:table-cell table:style-name="ce19" table:formula="of:=[$DailyData.$M$9]" office:value-type="float" office:value="169" calcext:value-type="float">
            <text:p>169</text:p>
          </table:table-cell>
          <table:table-cell table:number-columns-repeated="2"/>
          <table:table-cell table:style-name="ce21" table:number-matrix-columns-spanned="1" table:number-matrix-rows-spanned="1" table:formula="of:=INT([$Master.$G$2])&amp;&quot; minutes&quot;" office:value-type="string" office:string-value="11 minutes" calcext:value-type="string">
            <text:p>11 minutes</text:p>
          </table:table-cell>
          <table:table-cell table:style-name="ce18"/>
          <table:table-cell table:style-name="ce21" table:number-matrix-columns-spanned="1" table:number-matrix-rows-spanned="1" table:formula="of:=INT([$Master.$I$2])&amp;&quot; minutes&quot;" office:value-type="string" office:string-value="2 minutes" calcext:value-type="string">
            <text:p>2 minutes</text:p>
          </table:table-cell>
          <table:table-cell table:style-name="ce18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P1" xlink:type="simple">November 9th</text:a></text:p>
          </table:table-cell>
          <table:table-cell table:style-name="ce19" table:formula="of:=[$DailyData.$P$13]" office:value-type="float" office:value="71" calcext:value-type="float">
            <text:p>71</text:p>
          </table:table-cell>
          <table:table-cell table:style-name="ce19" table:formula="of:=IFERROR([$DailyData.$Q$13]; 0)" office:value-type="float" office:value="18" calcext:value-type="float">
            <text:p>18</text:p>
          </table:table-cell>
          <table:table-cell table:style-name="ce19" table:formula="of:=[$DailyData.$T$13]" office:value-type="float" office:value="232" calcext:value-type="float">
            <text:p>232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W1" xlink:type="simple">November 10th</text:a></text:p>
          </table:table-cell>
          <table:table-cell table:style-name="ce19" table:formula="of:=[$DailyData.$W$11]" office:value-type="float" office:value="159" calcext:value-type="float">
            <text:p>159</text:p>
          </table:table-cell>
          <table:table-cell table:style-name="ce19" table:formula="of:=IFERROR([$DailyData.$X$11]; 0)" office:value-type="float" office:value="23" calcext:value-type="float">
            <text:p>23</text:p>
          </table:table-cell>
          <table:table-cell table:style-name="ce19" table:formula="of:=[$DailyData.$AA$11]" office:value-type="float" office:value="271" calcext:value-type="float">
            <text:p>271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D1" xlink:type="simple">November 11th</text:a></text:p>
          </table:table-cell>
          <table:table-cell table:style-name="ce19" table:formula="of:=[$DailyData.$AD$7]" office:value-type="float" office:value="35" calcext:value-type="float">
            <text:p>35</text:p>
          </table:table-cell>
          <table:table-cell table:style-name="ce19" table:formula="of:=IFERROR([$DailyData.$AE$7]; 0)" office:value-type="float" office:value="7" calcext:value-type="float">
            <text:p>7</text:p>
          </table:table-cell>
          <table:table-cell table:style-name="ce19" table:formula="of:=[$DailyData.$AH$7]" office:value-type="float" office:value="90" calcext:value-type="float">
            <text:p>9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K1" xlink:type="simple">November 12th</text:a></text:p>
          </table:table-cell>
          <table:table-cell table:style-name="ce19" table:formula="of:=[$DailyData.$AK$19]" office:value-type="float" office:value="87" calcext:value-type="float">
            <text:p>87</text:p>
          </table:table-cell>
          <table:table-cell table:style-name="ce19" table:formula="of:=IFERROR([$DailyData.$AL$19]; 0)" office:value-type="float" office:value="25" calcext:value-type="float">
            <text:p>25</text:p>
          </table:table-cell>
          <table:table-cell table:style-name="ce19" table:formula="of:=[$DailyData.$AO$19]" office:value-type="float" office:value="318" calcext:value-type="float">
            <text:p>318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R1" xlink:type="simple">November 13th</text:a></text:p>
          </table:table-cell>
          <table:table-cell table:style-name="ce19" table:formula="of:=[$DailyData.$AR$16]" office:value-type="float" office:value="113" calcext:value-type="float">
            <text:p>113</text:p>
          </table:table-cell>
          <table:table-cell table:style-name="ce20" table:formula="of:=IFERROR([$DailyData.$AS$16]; 0)" office:value-type="float" office:value="27" calcext:value-type="float">
            <text:p>27</text:p>
          </table:table-cell>
          <table:table-cell table:style-name="ce19" table:formula="of:=[$DailyData.$AV$16]" office:value-type="float" office:value="323" calcext:value-type="float">
            <text:p>32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Y1" xlink:type="simple">November 15th</text:a></text:p>
          </table:table-cell>
          <table:table-cell table:style-name="ce19" table:formula="of:=[$DailyData.$AY$13]" office:value-type="float" office:value="55" calcext:value-type="float">
            <text:p>55</text:p>
          </table:table-cell>
          <table:table-cell table:style-name="ce20" table:formula="of:=IFERROR([$DailyData.$AZ$13]; 0)" office:value-type="float" office:value="15" calcext:value-type="float">
            <text:p>15</text:p>
          </table:table-cell>
          <table:table-cell table:style-name="ce19" table:formula="of:=[DailyData.BC13]" office:value-type="float" office:value="193" calcext:value-type="float">
            <text:p>19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F1" xlink:type="simple">November 16th</text:a></text:p>
          </table:table-cell>
          <table:table-cell table:style-name="ce19" table:formula="of:=[$DailyData.BF6]" office:value-type="float" office:value="18" calcext:value-type="float">
            <text:p>18</text:p>
          </table:table-cell>
          <table:table-cell table:style-name="ce20" table:formula="of:=IFERROR([$DailyData.$BG$6]; 0)" office:value-type="float" office:value="5" calcext:value-type="float">
            <text:p>5</text:p>
          </table:table-cell>
          <table:table-cell table:style-name="ce19" table:formula="of:=[$DailyData.BJ6]" office:value-type="float" office:value="61" calcext:value-type="float">
            <text:p>61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M1" xlink:type="simple">November 17th</text:a></text:p>
          </table:table-cell>
          <table:table-cell table:style-name="ce19" table:formula="of:=[$DailyData.BM5]" office:value-type="float" office:value="20" calcext:value-type="float">
            <text:p>20</text:p>
          </table:table-cell>
          <table:table-cell table:style-name="ce20" table:formula="of:=IFERROR([$DailyData.$BN$5]; 0)" office:value-type="float" office:value="5" calcext:value-type="float">
            <text:p>5</text:p>
          </table:table-cell>
          <table:table-cell table:style-name="ce19" table:formula="of:=[$DailyData.BQ5]" office:value-type="float" office:value="58" calcext:value-type="float">
            <text:p>58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T1" xlink:type="simple">November 18th</text:a></text:p>
          </table:table-cell>
          <table:table-cell table:style-name="ce19" table:formula="of:=[$DailyData.BT21]" office:value-type="float" office:value="180" calcext:value-type="float">
            <text:p>180</text:p>
          </table:table-cell>
          <table:table-cell table:style-name="ce20" table:formula="of:=IFERROR([$DailyData.$BU$21]; 0)" office:value-type="float" office:value="36" calcext:value-type="float">
            <text:p>36</text:p>
          </table:table-cell>
          <table:table-cell table:style-name="ce19" table:formula="of:=[$DailyData.BX21]" office:value-type="float" office:value="427" calcext:value-type="float">
            <text:p>427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CA1" xlink:type="simple">November 19th</text:a></text:p>
          </table:table-cell>
          <table:table-cell table:style-name="ce19" table:formula="of:=[$DailyData.CA11]" office:value-type="float" office:value="16" calcext:value-type="float">
            <text:p>16</text:p>
          </table:table-cell>
          <table:table-cell table:style-name="ce20" table:formula="of:=IFERROR([$DailyData.$CB$11]; 0)" office:value-type="float" office:value="8" calcext:value-type="float">
            <text:p>8</text:p>
          </table:table-cell>
          <table:table-cell table:style-name="ce19" table:formula="of:=[$DailyData.CE11]" office:value-type="float" office:value="96" calcext:value-type="float">
            <text:p>96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CH1" xlink:type="simple">November 20th</text:a></text:p>
          </table:table-cell>
          <table:table-cell table:style-name="ce19" table:formula="of:=[$DailyData.CH13]" office:value-type="float" office:value="26" calcext:value-type="float">
            <text:p>26</text:p>
          </table:table-cell>
          <table:table-cell table:style-name="ce20" table:formula="of:=IFERROR([$DailyData.$CI$13]; 0)" office:value-type="float" office:value="11" calcext:value-type="float">
            <text:p>11</text:p>
          </table:table-cell>
          <table:table-cell table:style-name="ce19" table:formula="of:=[$DailyData.CL13]" office:value-type="float" office:value="134" calcext:value-type="float">
            <text:p>134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CO1" xlink:type="simple">November 21st</text:a></text:p>
          </table:table-cell>
          <table:table-cell table:style-name="ce19" table:formula="of:=[$DailyData.CO5]" office:value-type="float" office:value="0" calcext:value-type="float">
            <text:p>0</text:p>
          </table:table-cell>
          <table:table-cell table:style-name="ce20" table:formula="of:=IFERROR([$DailyData.$CP$5]; 0)" office:value-type="float" office:value="0" calcext:value-type="float">
            <text:p>0</text:p>
          </table:table-cell>
          <table:table-cell table:style-name="ce19" table:formula="of:=[$DailyData.CS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CV1" xlink:type="simple">November 22nd</text:a></text:p>
          </table:table-cell>
          <table:table-cell table:style-name="ce19" table:formula="of:=[$DailyData.CV5]" office:value-type="float" office:value="0" calcext:value-type="float">
            <text:p>0</text:p>
          </table:table-cell>
          <table:table-cell table:style-name="ce20" table:formula="of:=IFERROR([$DailyData.$CW$5]; 0)" office:value-type="float" office:value="0" calcext:value-type="float">
            <text:p>0</text:p>
          </table:table-cell>
          <table:table-cell table:style-name="ce19" table:formula="of:=[$DailyData.CZ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DC1" xlink:type="simple">November 23rd</text:a></text:p>
          </table:table-cell>
          <table:table-cell table:style-name="ce19" table:formula="of:=[$DailyData.DC5]" office:value-type="float" office:value="0" calcext:value-type="float">
            <text:p>0</text:p>
          </table:table-cell>
          <table:table-cell table:style-name="ce20" table:formula="of:=IFERROR([$DailyData.$DD$5]; 0)" office:value-type="float" office:value="0" calcext:value-type="float">
            <text:p>0</text:p>
          </table:table-cell>
          <table:table-cell table:style-name="ce19" table:formula="of:=[$DailyData.DG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DJ1" xlink:type="simple">November 24th</text:a></text:p>
          </table:table-cell>
          <table:table-cell table:style-name="ce19" table:formula="of:=[$DailyData.DJ5]" office:value-type="float" office:value="0" calcext:value-type="float">
            <text:p>0</text:p>
          </table:table-cell>
          <table:table-cell table:style-name="ce20" table:formula="of:=IFERROR([$DailyData.$DK$5]; 0)" office:value-type="float" office:value="0" calcext:value-type="float">
            <text:p>0</text:p>
          </table:table-cell>
          <table:table-cell table:style-name="ce19" table:formula="of:=[$DailyData.DN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 table:number-rows-repeated="3">
          <table:table-cell table:style-name="ce16"/>
          <table:table-cell table:style-name="ce19"/>
          <table:table-cell table:style-name="ce20"/>
          <table:table-cell table:style-name="ce19"/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7" table:formula="of:=SUM([Master.B2:.B21])" office:value-type="float" office:value="980" calcext:value-type="float">
            <text:p>980</text:p>
          </table:table-cell>
          <table:table-cell table:style-name="ce17" table:formula="of:=SUM([Master.C2:.C21])" office:value-type="float" office:value="227" calcext:value-type="float">
            <text:p>227</text:p>
          </table:table-cell>
          <table:table-cell table:style-name="ce17" table:formula="of:=SUM([Master.D2:.D13])" office:value-type="float" office:value="2683" calcext:value-type="float">
            <text:p>268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8" table:number-columns-repeated="3"/>
          <table:table-cell table:style-name="ce21" table:formula="of:=INT([Master.D22]/60)&amp;&quot; hours  &quot;&amp;INT(MOD([Master.D22];60))&amp;&quot; minutes&quot;" office:value-type="string" office:string-value="44 hours  43 minutes" calcext:value-type="string">
            <text:p>44 hours <text:s/>43 minutes</text:p>
          </table:table-cell>
          <table:table-cell table:number-columns-repeated="6"/>
          <table:table-cell table:style-name="Default" table:number-columns-repeated="16374"/>
        </table:table-row>
        <table:table-row table:style-name="ro1" table:number-rows-repeated="1048552">
          <table:table-cell table:number-columns-repeated="10"/>
          <table:table-cell table:style-name="Default" table:number-columns-repeated="16374"/>
        </table:table-row>
        <table:table-row table:style-name="ro1">
          <table:table-cell table:number-columns-repeated="10"/>
          <table:table-cell table:style-name="Default" table:number-columns-repeated="16374"/>
        </table:table-row>
      </table:table>
      <table:table table:name="DailyData" table:style-name="ta2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number-columns-repeated="2" table:default-cell-style-name="Default"/>
        <table:table-column table:style-name="co29" table:default-cell-style-name="Default"/>
        <table:table-column table:style-name="co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number-columns-repeated="16266"/>
        <table:table-row table:style-name="ro2">
          <table:table-cell/>
          <table:table-cell table:style-name="ce5" office:value-type="string" calcext:value-type="string" table:number-columns-spanned="5" table:number-rows-spanned="1">
            <text:p>November 6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7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9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0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1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2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3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5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6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7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8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9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0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1<text:span text:style-name="T1">st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2<text:span text:style-name="T1">nd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3<text:span text:style-name="T1">rd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4<text:span text:style-name="T1">th</text:span></text:p>
          </table:table-cell>
          <table:covered-table-cell table:number-columns-repeated="4" table:style-name="ce8"/>
          <table:table-cell table:style-name="Default" table:number-columns-repeated="16266"/>
        </table:table-row>
        <table:table-row table:style-name="ro1">
          <table:table-cell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3]=2; 1; [$DailyData.$B3]=6; 2; [$DailyData.$B3]=14; 3; [$DailyData.$B3]=25; 3); 0)" office:value-type="float" office:value="1" calcext:value-type="float">
            <text:p>1</text:p>
          </table:table-cell>
          <table:table-cell table:style-name="ce19" office:value-type="float" office:value="1210" calcext:value-type="float">
            <text:p>1210</text:p>
          </table:table-cell>
          <table:table-cell table:style-name="ce19" office:value-type="float" office:value="1501" calcext:value-type="float">
            <text:p>1501</text:p>
          </table:table-cell>
          <table:table-cell table:style-name="ce19" table:formula="of:=(INT([$DailyData.$E3]/100)*60 + MOD([$DailyData.$E3];100)) - (INT([$DailyData.$D3]/100)*60 + MOD([$DailyData.$D3];100))" office:value-type="float" office:value="171" calcext:value-type="float">
            <text:p>171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I3]=2; 1; [$DailyData.$I3]=6; 2; [$DailyData.$I3]=14; 3; [$DailyData.$I3]=25; 3); 0)" office:value-type="float" office:value="3" calcext:value-type="float">
            <text:p>3</text:p>
          </table:table-cell>
          <table:table-cell table:style-name="ce19" office:value-type="float" office:value="1305" calcext:value-type="float">
            <text:p>1305</text:p>
          </table:table-cell>
          <table:table-cell table:style-name="ce19" office:value-type="float" office:value="1343" calcext:value-type="float">
            <text:p>1343</text:p>
          </table:table-cell>
          <table:table-cell table:style-name="ce19" table:formula="of:=(INT([$DailyData.$L3]/100)*60 + MOD([$DailyData.$L3];100)) - (INT([$DailyData.$K3]/100)*60 + MOD([$DailyData.$K3];100))" office:value-type="float" office:value="38" calcext:value-type="float">
            <text:p>38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P3]=2; 1; [$DailyData.$P3]=6; 2; [$DailyData.$P3]=14; 3; [$DailyData.$P3]=25; 3); 0)" office:value-type="float" office:value="3" calcext:value-type="float">
            <text:p>3</text:p>
          </table:table-cell>
          <table:table-cell table:style-name="ce19" office:value-type="float" office:value="1156" calcext:value-type="float">
            <text:p>1156</text:p>
          </table:table-cell>
          <table:table-cell table:style-name="ce19" office:value-type="float" office:value="1548" calcext:value-type="float">
            <text:p>1548</text:p>
          </table:table-cell>
          <table:table-cell table:style-name="ce19" table:formula="of:=(INT([$DailyData.$S3]/100)*60 + MOD([$DailyData.$S3];100)) - (INT([$DailyData.$R3]/100)*60 + MOD([$DailyData.$R3];100))" office:value-type="float" office:value="232" calcext:value-type="float">
            <text:p>232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W3]=2; 1; [$DailyData.$W3]=6; 2; [$DailyData.$W3]=14; 3; [$DailyData.$W3]=25; 3); 0)" office:value-type="float" office:value="3" calcext:value-type="float">
            <text:p>3</text:p>
          </table:table-cell>
          <table:table-cell table:style-name="ce19" office:value-type="float" office:value="1145" calcext:value-type="float">
            <text:p>1145</text:p>
          </table:table-cell>
          <table:table-cell table:style-name="ce19" office:value-type="float" office:value="1543" calcext:value-type="float">
            <text:p>1543</text:p>
          </table:table-cell>
          <table:table-cell table:style-name="ce19" table:formula="of:=(INT([$DailyData.$Z3]/100)*60 + MOD([$DailyData.$Z3];100)) - (INT([$DailyData.$Y3]/100)*60 + MOD([$DailyData.$Y3];100))" office:value-type="float" office:value="238" calcext:value-type="float">
            <text:p>23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D3]=2; 1; [$DailyData.$AD3]=6; 2; [$DailyData.$AD3]=14; 3; [$DailyData.$AD3]=25; 3); 0)" office:value-type="float" office:value="1" calcext:value-type="float">
            <text:p>1</text:p>
          </table:table-cell>
          <table:table-cell table:style-name="ce19" office:value-type="float" office:value="1153" calcext:value-type="float">
            <text:p>1153</text:p>
          </table:table-cell>
          <table:table-cell table:style-name="ce19" office:value-type="float" office:value="1323" calcext:value-type="float">
            <text:p>1323</text:p>
          </table:table-cell>
          <table:table-cell table:style-name="ce19" table:formula="of:=(INT([$DailyData.$AG3]/100)*60 + MOD([$DailyData.$AG3];100)) - (INT([$DailyData.$AF3]/100)*60 + MOD([$DailyData.$AF3];100))" office:value-type="float" office:value="90" calcext:value-type="float">
            <text:p>9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3]=2; 1; [$DailyData.$AK3]=6; 2; [$DailyData.$AK3]=14; 3; [$DailyData.$AK3]=25; 3); 0)" office:value-type="float" office:value="1" calcext:value-type="float">
            <text:p>1</text:p>
          </table:table-cell>
          <table:table-cell table:style-name="ce19" office:value-type="float" office:value="1557" calcext:value-type="float">
            <text:p>1557</text:p>
          </table:table-cell>
          <table:table-cell table:style-name="ce19" office:value-type="float" office:value="2115" calcext:value-type="float">
            <text:p>2115</text:p>
          </table:table-cell>
          <table:table-cell table:style-name="ce19" table:formula="of:=(INT([$DailyData.$AN3]/100)*60 + MOD([$DailyData.$AN3];100)) - (INT([$DailyData.$AM3]/100)*60 + MOD([$DailyData.$AM3];100))" office:value-type="float" office:value="318" calcext:value-type="float">
            <text:p>31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R3]=2; 1; [$DailyData.$AR3]=6; 2; [$DailyData.$AR3]=14; 3; [$DailyData.$AR3]=25; 3); 0)" office:value-type="float" office:value="1" calcext:value-type="float">
            <text:p>1</text:p>
          </table:table-cell>
          <table:table-cell table:style-name="ce19" office:value-type="float" office:value="1457" calcext:value-type="float">
            <text:p>1457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table:formula="of:=(INT([$DailyData.$AU3]/100)*60 + MOD([$DailyData.$AU3];100)) - (INT([$DailyData.$AT3]/100)*60 + MOD([$DailyData.$AT3];100))" office:value-type="float" office:value="323" calcext:value-type="float">
            <text:p>323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3]=2; 1; [DailyData.AY3]=6; 2; [DailyData.AY3]=14; 3; [DailyData.AY3]=25; 3); 0)" office:value-type="float" office:value="2" calcext:value-type="float">
            <text:p>2</text:p>
          </table:table-cell>
          <table:table-cell table:style-name="ce19" office:value-type="float" office:value="1147" calcext:value-type="float">
            <text:p>1147</text:p>
          </table:table-cell>
          <table:table-cell table:style-name="ce19" office:value-type="float" office:value="1245" calcext:value-type="float">
            <text:p>1245</text:p>
          </table:table-cell>
          <table:table-cell table:style-name="ce19" table:formula="of:=(INT([DailyData.BB3]/100)*60 + MOD([DailyData.BB3];100)) - (INT([DailyData.BA3]/100)*60 + MOD([DailyData.BA3];100))" office:value-type="float" office:value="58" calcext:value-type="float">
            <text:p>5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F3]=2; 1; [DailyData.BF3]=6; 2; [DailyData.BF3]=14; 3; [DailyData.BF3]=25; 3); 0)" office:value-type="float" office:value="1" calcext:value-type="float">
            <text:p>1</text:p>
          </table:table-cell>
          <table:table-cell table:style-name="ce19" office:value-type="float" office:value="2326" calcext:value-type="float">
            <text:p>2326</text:p>
          </table:table-cell>
          <table:table-cell table:style-name="ce19" office:value-type="float" office:value="2427" calcext:value-type="float">
            <text:p>2427</text:p>
          </table:table-cell>
          <table:table-cell table:style-name="ce19" table:formula="of:=(INT([DailyData.BI3]/100)*60 + MOD([DailyData.BI3];100)) - (INT([DailyData.BH3]/100)*60 + MOD([DailyData.BH3];100))" office:value-type="float" office:value="61" calcext:value-type="float">
            <text:p>61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M3]=2; 1; [DailyData.BM3]=6; 2; [DailyData.BM3]=14; 3; [DailyData.BM3]=25; 3); 0)" office:value-type="float" office:value="2" calcext:value-type="float">
            <text:p>2</text:p>
          </table:table-cell>
          <table:table-cell table:style-name="ce19" office:value-type="float" office:value="1613" calcext:value-type="float">
            <text:p>1613</text:p>
          </table:table-cell>
          <table:table-cell table:style-name="ce19" office:value-type="float" office:value="1711" calcext:value-type="float">
            <text:p>1711</text:p>
          </table:table-cell>
          <table:table-cell table:style-name="ce19" table:formula="of:=(INT([DailyData.BP3]/100)*60 + MOD([DailyData.BP3];100)) - (INT([DailyData.BO3]/100)*60 + MOD([DailyData.BO3];100))" office:value-type="float" office:value="58" calcext:value-type="float">
            <text:p>5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3]=2; 1; [DailyData.BT3]=6; 2; [DailyData.BT3]=14; 3; [DailyData.BT3]=25; 3); 0)" office:value-type="float" office:value="1" calcext:value-type="float">
            <text:p>1</text:p>
          </table:table-cell>
          <table:table-cell table:style-name="ce19" office:value-type="float" office:value="1228" calcext:value-type="float">
            <text:p>1228</text:p>
          </table:table-cell>
          <table:table-cell table:style-name="ce19" office:value-type="float" office:value="1401" calcext:value-type="float">
            <text:p>1401</text:p>
          </table:table-cell>
          <table:table-cell table:style-name="ce19" table:formula="of:=(INT([DailyData.BW3]/100)*60 + MOD([DailyData.BW3];100)) - (INT([DailyData.BV3]/100)*60 + MOD([DailyData.BV3];100))" office:value-type="float" office:value="93" calcext:value-type="float">
            <text:p>93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3]=2; 1; [DailyData.CA3]=6; 2; [DailyData.CA3]=14; 3; [DailyData.CA3]=25; 3); 0)" office:value-type="float" office:value="1" calcext:value-type="float">
            <text:p>1</text:p>
          </table:table-cell>
          <table:table-cell table:style-name="ce19" office:value-type="float" office:value="1617" calcext:value-type="float">
            <text:p>1617</text:p>
          </table:table-cell>
          <table:table-cell table:style-name="ce19" office:value-type="float" office:value="1753" calcext:value-type="float">
            <text:p>1753</text:p>
          </table:table-cell>
          <table:table-cell table:style-name="ce19" table:formula="of:=(INT([DailyData.CD3]/100)*60 + MOD([DailyData.CD3];100)) - (INT([DailyData.CC3]/100)*60 + MOD([DailyData.CC3];100))" office:value-type="float" office:value="96" calcext:value-type="float">
            <text:p>96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H3]=2; 1; [DailyData.CH3]=6; 2; [DailyData.CH3]=14; 3; [DailyData.CH3]=25; 3); 0)" office:value-type="float" office:value="2" calcext:value-type="float">
            <text:p>2</text:p>
          </table:table-cell>
          <table:table-cell table:style-name="ce19" office:value-type="float" office:value="1055" calcext:value-type="float">
            <text:p>1055</text:p>
          </table:table-cell>
          <table:table-cell table:style-name="ce19" office:value-type="float" office:value="1309" calcext:value-type="float">
            <text:p>1309</text:p>
          </table:table-cell>
          <table:table-cell table:style-name="ce19" table:formula="of:=(INT([DailyData.CK3]/100)*60 + MOD([DailyData.CK3];100)) - (INT([DailyData.CJ3]/100)*60 + MOD([DailyData.CJ3];100))" office:value-type="float" office:value="134" calcext:value-type="float">
            <text:p>134</text:p>
          </table:table-cell>
          <table:table-cell table:number-columns-repeated="2"/>
          <table:table-cell table:style-name="ce19"/>
          <table:table-cell table:style-name="ce19" table:formula="of:=IFERROR(COM.MICROSOFT.IFS([DailyData.CO3]=2; 1; [DailyData.CO3]=6; 2; [DailyData.CO3]=14; 3; [DailyData.CO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R3]/100)*60 + MOD([DailyData.CR3];100)) - (INT([DailyData.CQ3]/100)*60 + MOD([DailyData.CQ3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CV3]=2; 1; [DailyData.CV3]=6; 2; [DailyData.CV3]=14; 3; [DailyData.CV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Y3]/100)*60 + MOD([DailyData.CY3];100)) - (INT([DailyData.CX3]/100)*60 + MOD([DailyData.CX3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DC3]=2; 1; [DailyData.DC3]=6; 2; [DailyData.DC3]=14; 3; [DailyData.DC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DF3]/100)*60 + MOD([DailyData.DF3];100)) - (INT([DailyData.DE3]/100)*60 + MOD([DailyData.DE3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DJ3]=2; 1; [DailyData.DJ3]=6; 2; [DailyData.DJ3]=14; 3; [DailyData.DJ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DM3]/100)*60 + MOD([DailyData.DM3];100)) - (INT([DailyData.DL3]/100)*60 + MOD([DailyData.DL3];100))" office:value-type="float" office:value="0" calcext:value-type="float">
            <text:p>0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4]=2; 1; [$DailyData.$B4]=6; 2; [$DailyData.$B4]=14; 3; [$DailyData.$B4]=25; 3); 0)" office:value-type="float" office:value="1" calcext:value-type="float">
            <text:p>1</text:p>
          </table:table-cell>
          <table:table-cell table:style-name="ce19" office:value-type="float" office:value="1556" calcext:value-type="float">
            <text:p>1556</text:p>
          </table:table-cell>
          <table:table-cell table:style-name="ce19" office:value-type="float" office:value="2030" calcext:value-type="float">
            <text:p>2030</text:p>
          </table:table-cell>
          <table:table-cell table:style-name="ce19" table:formula="of:=(INT([$DailyData.$E4]/100)*60 + MOD([$DailyData.$E4];100)) - (INT([$DailyData.$D4]/100)*60 + MOD([$DailyData.$D4];100))" office:value-type="float" office:value="274" calcext:value-type="float">
            <text:p>274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I4]=2; 1; [$DailyData.$I4]=6; 2; [$DailyData.$I4]=14; 3; [$DailyData.$I4]=25; 3); 0)" office:value-type="float" office:value="1" calcext:value-type="float">
            <text:p>1</text:p>
          </table:table-cell>
          <table:table-cell table:style-name="ce19" office:value-type="float" office:value="2156" calcext:value-type="float">
            <text:p>2156</text:p>
          </table:table-cell>
          <table:table-cell table:style-name="ce19" office:value-type="float" office:value="2407" calcext:value-type="float">
            <text:p>2407</text:p>
          </table:table-cell>
          <table:table-cell table:style-name="ce19" table:formula="of:=(INT([$DailyData.$L4]/100)*60 + MOD([$DailyData.$L4];100)) - (INT([$DailyData.$K4]/100)*60 + MOD([$DailyData.$K4];100))" office:value-type="float" office:value="131" calcext:value-type="float">
            <text:p>131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4]=2; 1; [$DailyData.$P4]=6; 2; [$DailyData.$P4]=14; 3; [$DailyData.$P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4]/100)*60 + MOD([$DailyData.$S4];100)) - (INT([$DailyData.$R4]/100)*60 + MOD([$DailyData.$R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4]=2; 1; [$DailyData.$W4]=6; 2; [$DailyData.$W4]=14; 3; [$DailyData.$W4]=25; 3); 0)" office:value-type="float" office:value="3" calcext:value-type="float">
            <text:p>3</text:p>
          </table:table-cell>
          <table:table-cell table:style-name="ce19" office:value-type="float" office:value="2339" calcext:value-type="float">
            <text:p>2339</text:p>
          </table:table-cell>
          <table:table-cell table:style-name="ce19" office:value-type="float" office:value="2412" calcext:value-type="float">
            <text:p>2412</text:p>
          </table:table-cell>
          <table:table-cell table:style-name="ce19" table:formula="of:=(INT([$DailyData.$Z4]/100)*60 + MOD([$DailyData.$Z4];100)) - (INT([$DailyData.$Y4]/100)*60 + MOD([$DailyData.$Y4];100))" office:value-type="float" office:value="33" calcext:value-type="float">
            <text:p>33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D4]=2; 1; [$DailyData.$AD4]=6; 2; [$DailyData.$AD4]=14; 3; [$DailyData.$AD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G4]/100)*60 + MOD([$DailyData.$AG4];100)) - (INT([$DailyData.$AF4]/100)*60 + MOD([$DailyData.$AF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4]=2; 1; [$DailyData.$AK4]=6; 2; [$DailyData.$AK4]=14; 3; [$DailyData.$AK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4]/100)*60 + MOD([$DailyData.$AN4];100)) - (INT([$DailyData.$AM4]/100)*60 + MOD([$DailyData.$AM4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4]=2; 1; [$DailyData.$AR4]=6; 2; [$DailyData.$AR4]=14; 3; [$DailyData.$AR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4]/100)*60 + MOD([$DailyData.$AU4];100)) - (INT([$DailyData.$AT4]/100)*60 + MOD([$DailyData.$AT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AY4]=2; 1; [DailyData.AY4]=6; 2; [DailyData.AY4]=14; 3; [DailyData.AY4]=25; 3); 0)" office:value-type="float" office:value="3" calcext:value-type="float">
            <text:p>3</text:p>
          </table:table-cell>
          <table:table-cell table:style-name="ce19" office:value-type="float" office:value="2205" calcext:value-type="float">
            <text:p>2205</text:p>
          </table:table-cell>
          <table:table-cell table:style-name="ce19" office:value-type="float" office:value="2420" calcext:value-type="float">
            <text:p>2420</text:p>
          </table:table-cell>
          <table:table-cell table:style-name="ce19" table:formula="of:=(INT([DailyData.BB4]/100)*60 + MOD([DailyData.BB4];100)) - (INT([DailyData.BA4]/100)*60 + MOD([DailyData.BA4];100))" office:value-type="float" office:value="135" calcext:value-type="float">
            <text:p>135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F4]=2; 1; [DailyData.BF4]=6; 2; [DailyData.BF4]=14; 3; [DailyData.BF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I4]/100)*60 + MOD([DailyData.BI4];100)) - (INT([DailyData.BH4]/100)*60 + MOD([DailyData.BH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M4]=2; 1; [DailyData.BM4]=6; 2; [DailyData.BM4]=14; 3; [DailyData.BM4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P4]/100)*60 + MOD([DailyData.BP4];100)) - (INT([DailyData.BO4]/100)*60 + MOD([DailyData.BO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4]=2; 1; [DailyData.BT4]=6; 2; [DailyData.BT4]=14; 3; [DailyData.BT4]=25; 3); 0)" office:value-type="float" office:value="1" calcext:value-type="float">
            <text:p>1</text:p>
          </table:table-cell>
          <table:table-cell table:style-name="ce19" office:value-type="float" office:value="1525" calcext:value-type="float">
            <text:p>1525</text:p>
          </table:table-cell>
          <table:table-cell table:style-name="ce19" office:value-type="float" office:value="2059" calcext:value-type="float">
            <text:p>2059</text:p>
          </table:table-cell>
          <table:table-cell table:style-name="ce19" table:formula="of:=(INT([DailyData.BW4]/100)*60 + MOD([DailyData.BW4];100)) - (INT([DailyData.BV4]/100)*60 + MOD([DailyData.BV4];100))" office:value-type="float" office:value="334" calcext:value-type="float">
            <text:p>334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4]=2; 1; [DailyData.CA4]=6; 2; [DailyData.CA4]=14; 3; [DailyData.CA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4]/100)*60 + MOD([DailyData.CD4];100)) - (INT([DailyData.CC4]/100)*60 + MOD([DailyData.CC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4]=2; 1; [DailyData.CH4]=6; 2; [DailyData.CH4]=14; 3; [DailyData.CH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4]/100)*60 + MOD([DailyData.CK4];100)) - (INT([DailyData.CJ4]/100)*60 + MOD([DailyData.CJ4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CO4]=2; 1; [DailyData.CO4]=6; 2; [DailyData.CO4]=14; 3; [DailyData.CO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R4]/100)*60 + MOD([DailyData.CR4];100)) - (INT([DailyData.CQ4]/100)*60 + MOD([DailyData.CQ4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CV4]=2; 1; [DailyData.CV4]=6; 2; [DailyData.CV4]=14; 3; [DailyData.CV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Y4]/100)*60 + MOD([DailyData.CY4];100)) - (INT([DailyData.CX4]/100)*60 + MOD([DailyData.CX4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DC4]=2; 1; [DailyData.DC4]=6; 2; [DailyData.DC4]=14; 3; [DailyData.DC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DF4]/100)*60 + MOD([DailyData.DF4];100)) - (INT([DailyData.DE4]/100)*60 + MOD([DailyData.DE4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DJ4]=2; 1; [DailyData.DJ4]=6; 2; [DailyData.DJ4]=14; 3; [DailyData.DJ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DM4]/100)*60 + MOD([DailyData.DM4];100)) - (INT([DailyData.DL4]/100)*60 + MOD([DailyData.DL4];100))" office:value-type="float" office:value="0" calcext:value-type="float">
            <text:p>0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5]=2; 1; [$DailyData.$B5]=6; 2; [$DailyData.$B5]=14; 3; [$DailyData.$B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5]/100)*60 + MOD([$DailyData.$E5];100)) - (INT([$DailyData.$D5]/100)*60 + MOD([$DailyData.$D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5]=2; 1; [$DailyData.$I5]=6; 2; [$DailyData.$I5]=14; 3; [$DailyData.$I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5]/100)*60 + MOD([$DailyData.$L5];100)) - (INT([$DailyData.$K5]/100)*60 + MOD([$DailyData.$K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5]=2; 1; [$DailyData.$P5]=6; 2; [$DailyData.$P5]=14; 3; [$DailyData.$P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5]/100)*60 + MOD([$DailyData.$S5];100)) - (INT([$DailyData.$R5]/100)*60 + MOD([$DailyData.$R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5]=2; 1; [$DailyData.$W5]=6; 2; [$DailyData.$W5]=14; 3; [$DailyData.$W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5]/100)*60 + MOD([$DailyData.$Z5];100)) - (INT([$DailyData.$Y5]/100)*60 + MOD([$DailyData.$Y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AD5]=2; 1; [$DailyData.$AD5]=6; 2; [$DailyData.$AD5]=14; 3; [$DailyData.$AD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G5]/100)*60 + MOD([$DailyData.$AG5];100)) - (INT([$DailyData.$AF5]/100)*60 + MOD([$DailyData.$AF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5]=2; 1; [$DailyData.$AK5]=6; 2; [$DailyData.$AK5]=14; 3; [$DailyData.$AK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5]/100)*60 + MOD([$DailyData.$AN5];100)) - (INT([$DailyData.$AM5]/100)*60 + MOD([$DailyData.$AM5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5]=2; 1; [$DailyData.$AR5]=6; 2; [$DailyData.$AR5]=14; 3; [$DailyData.$AR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5]/100)*60 + MOD([$DailyData.$AU5];100)) - (INT([$DailyData.$AT5]/100)*60 + MOD([$DailyData.$AT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5]=2; 1; [DailyData.AY5]=6; 2; [DailyData.AY5]=14; 3; [DailyData.AY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B5]/100)*60 + MOD([DailyData.BB5];100)) - (INT([DailyData.BA5]/100)*60 + MOD([DailyData.BA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F5]=2; 1; [DailyData.BF5]=6; 2; [DailyData.BF5]=14; 3; [DailyData.BF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I5]/100)*60 + MOD([DailyData.BI5];100)) - (INT([DailyData.BH5]/100)*60 + MOD([DailyData.BH5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BM3:.BM4])" office:value-type="float" office:value="20" calcext:value-type="float">
            <text:p>20</text:p>
          </table:table-cell>
          <table:table-cell table:style-name="ce17" table:formula="of:=SUM([.BN3:.BN4])" office:value-type="float" office:value="5" calcext:value-type="float">
            <text:p>5</text:p>
          </table:table-cell>
          <table:table-cell table:style-name="ce17" table:number-columns-repeated="2"/>
          <table:table-cell table:style-name="ce17" table:formula="of:=SUM([.BQ3:.BQ4])" office:value-type="float" office:value="58" calcext:value-type="float">
            <text:p>58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T5]=2; 1; [DailyData.BT5]=6; 2; [DailyData.BT5]=14; 3; [DailyData.BT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5]/100)*60 + MOD([DailyData.BW5];100)) - (INT([DailyData.BV5]/100)*60 + MOD([DailyData.BV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5]=2; 1; [DailyData.CA5]=6; 2; [DailyData.CA5]=14; 3; [DailyData.CA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5]/100)*60 + MOD([DailyData.CD5];100)) - (INT([DailyData.CC5]/100)*60 + MOD([DailyData.CC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H5]=2; 1; [DailyData.CH5]=6; 2; [DailyData.CH5]=14; 3; [DailyData.CH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CK5]/100)*60 + MOD([DailyData.CK5];100)) - (INT([DailyData.CJ5]/100)*60 + MOD([DailyData.CJ5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O3:.CO4])" office:value-type="float" office:value="0" calcext:value-type="float">
            <text:p>0</text:p>
          </table:table-cell>
          <table:table-cell table:style-name="ce17" table:formula="of:=SUM([.CP3:.CP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CS3:.CS4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V3:.CV4])" office:value-type="float" office:value="0" calcext:value-type="float">
            <text:p>0</text:p>
          </table:table-cell>
          <table:table-cell table:style-name="ce17" table:formula="of:=SUM([.CW3:.CW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CZ3:.CZ4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DC3:.DC4])" office:value-type="float" office:value="0" calcext:value-type="float">
            <text:p>0</text:p>
          </table:table-cell>
          <table:table-cell table:style-name="ce17" table:formula="of:=SUM([.DD3:.DD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DG3:.DG4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DJ3:.DJ4])" office:value-type="float" office:value="0" calcext:value-type="float">
            <text:p>0</text:p>
          </table:table-cell>
          <table:table-cell table:style-name="ce17" table:formula="of:=SUM([.DK3:.DK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DN3:.DN4])" office:value-type="float" office:value="0" calcext:value-type="float">
            <text:p>0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6]=2; 1; [$DailyData.$B6]=6; 2; [$DailyData.$B6]=14; 3; [$DailyData.$B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6]/100)*60 + MOD([$DailyData.$E6];100)) - (INT([$DailyData.$D6]/100)*60 + MOD([$DailyData.$D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6]=2; 1; [$DailyData.$I6]=6; 2; [$DailyData.$I6]=14; 3; [$DailyData.$I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6]/100)*60 + MOD([$DailyData.$L6];100)) - (INT([$DailyData.$K6]/100)*60 + MOD([$DailyData.$K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6]=2; 1; [$DailyData.$P6]=6; 2; [$DailyData.$P6]=14; 3; [$DailyData.$P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6]/100)*60 + MOD([$DailyData.$S6];100)) - (INT([$DailyData.$R6]/100)*60 + MOD([$DailyData.$R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6]=2; 1; [$DailyData.$W6]=6; 2; [$DailyData.$W6]=14; 3; [$DailyData.$W6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6]/100)*60 + MOD([$DailyData.$Z6];100)) - (INT([$DailyData.$Y6]/100)*60 + MOD([$DailyData.$Y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D6]=2; 1; [$DailyData.$AD6]=6; 2; [$DailyData.$AD6]=14; 3; [$DailyData.$AD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G6]/100)*60 + MOD([$DailyData.$AG6];100)) - (INT([$DailyData.$AF6]/100)*60 + MOD([$DailyData.$AF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6]=2; 1; [$DailyData.$AK6]=6; 2; [$DailyData.$AK6]=14; 3; [$DailyData.$AK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6]/100)*60 + MOD([$DailyData.$AN6];100)) - (INT([$DailyData.$AM6]/100)*60 + MOD([$DailyData.$AM6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6]=2; 1; [$DailyData.$AR6]=6; 2; [$DailyData.$AR6]=14; 3; [$DailyData.$AR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6]/100)*60 + MOD([$DailyData.$AU6];100)) - (INT([$DailyData.$AT6]/100)*60 + MOD([$DailyData.$AT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6]=2; 1; [DailyData.AY6]=6; 2; [DailyData.AY6]=14; 3; [DailyData.AY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6]/100)*60 + MOD([DailyData.BB6];100)) - (INT([DailyData.BA6]/100)*60 + MOD([DailyData.BA6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BF3:.BF5])" office:value-type="float" office:value="18" calcext:value-type="float">
            <text:p>18</text:p>
          </table:table-cell>
          <table:table-cell table:style-name="ce17" table:formula="of:=SUM([.BG3:.BG5])" office:value-type="float" office:value="5" calcext:value-type="float">
            <text:p>5</text:p>
          </table:table-cell>
          <table:table-cell table:style-name="ce17" table:number-columns-repeated="2"/>
          <table:table-cell table:style-name="ce17" table:formula="of:=SUM([.BJ3:.BJ5])" office:value-type="float" office:value="61" calcext:value-type="float">
            <text:p>61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6]=2; 1; [DailyData.BT6]=6; 2; [DailyData.BT6]=14; 3; [DailyData.BT6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6]/100)*60 + MOD([DailyData.BW6];100)) - (INT([DailyData.BV6]/100)*60 + MOD([DailyData.BV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6]=2; 1; [DailyData.CA6]=6; 2; [DailyData.CA6]=14; 3; [DailyData.CA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6]/100)*60 + MOD([DailyData.CD6];100)) - (INT([DailyData.CC6]/100)*60 + MOD([DailyData.CC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6]=2; 1; [DailyData.CH6]=6; 2; [DailyData.CH6]=14; 3; [DailyData.CH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6]/100)*60 + MOD([DailyData.CK6];100)) - (INT([DailyData.CJ6]/100)*60 + MOD([DailyData.CJ6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B7]=2; 1; [$DailyData.$B7]=6; 2; [$DailyData.$B7]=14; 3; [$DailyData.$B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7]/100)*60 + MOD([$DailyData.$E7];100)) - (INT([$DailyData.$D7]/100)*60 + MOD([$DailyData.$D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I7]=2; 1; [$DailyData.$I7]=6; 2; [$DailyData.$I7]=14; 3; [$DailyData.$I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L7]/100)*60 + MOD([$DailyData.$L7];100)) - (INT([$DailyData.$K7]/100)*60 + MOD([$DailyData.$K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7]=2; 1; [$DailyData.$P7]=6; 2; [$DailyData.$P7]=14; 3; [$DailyData.$P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7]/100)*60 + MOD([$DailyData.$S7];100)) - (INT([$DailyData.$R7]/100)*60 + MOD([$DailyData.$R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W7]=2; 1; [$DailyData.$W7]=6; 2; [$DailyData.$W7]=14; 3; [$DailyData.$W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7]/100)*60 + MOD([$DailyData.$Z7];100)) - (INT([$DailyData.$Y7]/100)*60 + MOD([$DailyData.$Y7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AD$3:.$AD$6])" office:value-type="float" office:value="35" calcext:value-type="float">
            <text:p>35</text:p>
          </table:table-cell>
          <table:table-cell table:style-name="ce17" table:formula="of:=SUM([$DailyData.$AE$3:.$AE$6])" office:value-type="float" office:value="7" calcext:value-type="float">
            <text:p>7</text:p>
          </table:table-cell>
          <table:table-cell table:style-name="ce17" table:number-columns-repeated="2"/>
          <table:table-cell table:style-name="ce17" table:formula="of:=SUM([$DailyData.$AH$3:.$AH$6])" office:value-type="float" office:value="90" calcext:value-type="float">
            <text:p>9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AK7]=2; 1; [$DailyData.$AK7]=6; 2; [$DailyData.$AK7]=14; 3; [$DailyData.$AK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N7]/100)*60 + MOD([$DailyData.$AN7];100)) - (INT([$DailyData.$AM7]/100)*60 + MOD([$DailyData.$AM7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7]=2; 1; [$DailyData.$AR7]=6; 2; [$DailyData.$AR7]=14; 3; [$DailyData.$AR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7]/100)*60 + MOD([$DailyData.$AU7];100)) - (INT([$DailyData.$AT7]/100)*60 + MOD([$DailyData.$AT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7]=2; 1; [DailyData.AY7]=6; 2; [DailyData.AY7]=14; 3; [DailyData.AY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7]/100)*60 + MOD([DailyData.BB7];100)) - (INT([DailyData.BA7]/100)*60 + MOD([DailyData.BA7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Q5]/60)&amp;&quot; hrs  &quot;&amp;INT(MOD([.BQ5];60))&amp;&quot; mins&quot;" office:value-type="string" office:string-value="0 hrs  58 mins" calcext:value-type="string">
            <text:p>0 hrs <text:s/>58 mins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7]=2; 1; [DailyData.BT7]=6; 2; [DailyData.BT7]=14; 3; [DailyData.BT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7]/100)*60 + MOD([DailyData.BW7];100)) - (INT([DailyData.BV7]/100)*60 + MOD([DailyData.BV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7]=2; 1; [DailyData.CA7]=6; 2; [DailyData.CA7]=14; 3; [DailyData.CA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7]/100)*60 + MOD([DailyData.CD7];100)) - (INT([DailyData.CC7]/100)*60 + MOD([DailyData.CC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7]=2; 1; [DailyData.CH7]=6; 2; [DailyData.CH7]=14; 3; [DailyData.CH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7]/100)*60 + MOD([DailyData.CK7];100)) - (INT([DailyData.CJ7]/100)*60 + MOD([DailyData.CJ7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S5]/60)&amp;&quot; hrs  &quot;&amp;INT(MOD([.CS5];60))&amp;&quot; mins&quot;" office:value-type="string" office:string-value="0 hrs  0 mins" calcext:value-type="string">
            <text:p>0 hrs <text:s/>0 mins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Z5]/60)&amp;&quot; hrs  &quot;&amp;INT(MOD([.CZ5];60))&amp;&quot; mins&quot;" office:value-type="string" office:string-value="0 hrs  0 mins" calcext:value-type="string">
            <text:p>0 hrs <text:s/>0 mins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DG5]/60)&amp;&quot; hrs  &quot;&amp;INT(MOD([.DG5];60))&amp;&quot; mins&quot;" office:value-type="string" office:string-value="0 hrs  0 mins" calcext:value-type="string">
            <text:p>0 hrs <text:s/>0 mins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DN5]/60)&amp;&quot; hrs  &quot;&amp;INT(MOD([.DN5];60))&amp;&quot; mins&quot;" office:value-type="string" office:string-value="0 hrs  0 mins" calcext:value-type="string">
            <text:p>0 hrs <text:s/>0 mins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8]=2; 1; [$DailyData.$B8]=6; 2; [$DailyData.$B8]=14; 3; [$DailyData.$B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8]/100)*60 + MOD([$DailyData.$E8];100)) - (INT([$DailyData.$D8]/100)*60 + MOD([$DailyData.$D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8]=2; 1; [$DailyData.$I8]=6; 2; [$DailyData.$I8]=14; 3; [$DailyData.$I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8]/100)*60 + MOD([$DailyData.$L8];100)) - (INT([$DailyData.$K8]/100)*60 + MOD([$DailyData.$K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8]=2; 1; [$DailyData.$P8]=6; 2; [$DailyData.$P8]=14; 3; [$DailyData.$P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8]/100)*60 + MOD([$DailyData.$S8];100)) - (INT([$DailyData.$R8]/100)*60 + MOD([$DailyData.$R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8]=2; 1; [$DailyData.$W8]=6; 2; [$DailyData.$W8]=14; 3; [$DailyData.$W8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8]/100)*60 + MOD([$DailyData.$Z8];100)) - (INT([$DailyData.$Y8]/100)*60 + MOD([$DailyData.$Y8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8]=2; 1; [$DailyData.$AK8]=6; 2; [$DailyData.$AK8]=14; 3; [$DailyData.$AK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8]/100)*60 + MOD([$DailyData.$AN8];100)) - (INT([$DailyData.$AM8]/100)*60 + MOD([$DailyData.$AM8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5" calcext:value-type="float">
            <text:p>25</text:p>
          </table:table-cell>
          <table:table-cell table:style-name="ce19" table:formula="of:=IFERROR(COM.MICROSOFT.IFS([$DailyData.$AR8]=2; 1; [$DailyData.$AR8]=6; 2; [$DailyData.$AR8]=14; 3; [$DailyData.$AR8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8]/100)*60 + MOD([$DailyData.$AU8];100)) - (INT([$DailyData.$AT8]/100)*60 + MOD([$DailyData.$AT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8]=2; 1; [DailyData.AY8]=6; 2; [DailyData.AY8]=14; 3; [DailyData.AY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B8]/100)*60 + MOD([DailyData.BB8];100)) - (INT([DailyData.BA8]/100)*60 + MOD([DailyData.BA8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J6]/60)&amp;&quot; hrs  &quot;&amp;INT(MOD([.BJ6];60))&amp;&quot; mins&quot;" office:value-type="string" office:string-value="1 hrs  1 mins" calcext:value-type="string">
            <text:p>1 hrs <text:s/>1 mins</text:p>
          </table:table-cell>
          <table:table-cell table:number-columns-repeated="2"/>
          <table:table-cell table:style-name="ce19" table:formula="of:=[.BQ5]/[.BN5]" office:value-type="float" office:value="11.6" calcext:value-type="float">
            <text:p>11.6</text:p>
          </table:table-cell>
          <table:table-cell table:style-name="ce19" table:formula="of:=[.BM5]/[.BN5]" office:value-type="float" office:value="4" calcext:value-type="float">
            <text:p>4</text:p>
          </table:table-cell>
          <table:table-cell table:style-name="ce19" table:formula="of:=[.BQ5]/[.BM5]" office:value-type="float" office:value="2.9" calcext:value-type="float">
            <text:p>2.9</text:p>
          </table:table-cell>
          <table:table-cell table:style-name="ce19" table:formula="of:=[.BM5]/[.BQ5]" office:value-type="float" office:value="0.344827586206897" calcext:value-type="float">
            <text:p>0.344827586206897</text:p>
          </table:table-cell>
          <table:table-cell table:style-name="ce19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8]=2; 1; [DailyData.BT8]=6; 2; [DailyData.BT8]=14; 3; [DailyData.BT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W8]/100)*60 + MOD([DailyData.BW8];100)) - (INT([DailyData.BV8]/100)*60 + MOD([DailyData.BV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8]=2; 1; [DailyData.CA8]=6; 2; [DailyData.CA8]=14; 3; [DailyData.CA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8]/100)*60 + MOD([DailyData.CD8];100)) - (INT([DailyData.CC8]/100)*60 + MOD([DailyData.CC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8]=2; 1; [DailyData.CH8]=6; 2; [DailyData.CH8]=14; 3; [DailyData.CH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8]/100)*60 + MOD([DailyData.CK8];100)) - (INT([DailyData.CJ8]/100)*60 + MOD([DailyData.CJ8];100))" office:value-type="float" office:value="0" calcext:value-type="float">
            <text:p>0</text:p>
          </table:table-cell>
          <table:table-cell table:number-columns-repeated="2"/>
          <table:table-cell table:style-name="ce19" table:formula="of:=[.CS5]/[.CP5]" office:value-type="string" office:string-value="" calcext:value-type="error">
            <text:p>#DIV/0!</text:p>
          </table:table-cell>
          <table:table-cell table:style-name="ce19" table:formula="of:=[.CO5]/[.CP5]" office:value-type="string" office:string-value="" calcext:value-type="error">
            <text:p>#DIV/0!</text:p>
          </table:table-cell>
          <table:table-cell table:style-name="ce19" table:formula="of:=[.CS5]/[.CO5]" office:value-type="string" office:string-value="" calcext:value-type="error">
            <text:p>#DIV/0!</text:p>
          </table:table-cell>
          <table:table-cell table:style-name="ce19" table:formula="of:=[.CO5]/[.CS5]" office:value-type="string" office:string-value="" calcext:value-type="error">
            <text:p>#DIV/0!</text:p>
          </table:table-cell>
          <table:table-cell table:style-name="ce19"/>
          <table:table-cell table:number-columns-repeated="2"/>
          <table:table-cell table:style-name="ce19" table:formula="of:=[.CZ5]/[.CW5]" office:value-type="string" office:string-value="" calcext:value-type="error">
            <text:p>#DIV/0!</text:p>
          </table:table-cell>
          <table:table-cell table:style-name="ce19" table:formula="of:=[.CV5]/[.CW5]" office:value-type="string" office:string-value="" calcext:value-type="error">
            <text:p>#DIV/0!</text:p>
          </table:table-cell>
          <table:table-cell table:style-name="ce19" table:formula="of:=[.CZ5]/[.CV5]" office:value-type="string" office:string-value="" calcext:value-type="error">
            <text:p>#DIV/0!</text:p>
          </table:table-cell>
          <table:table-cell table:style-name="ce19" table:formula="of:=[.CV5]/[.CZ5]" office:value-type="string" office:string-value="" calcext:value-type="error">
            <text:p>#DIV/0!</text:p>
          </table:table-cell>
          <table:table-cell table:style-name="ce19"/>
          <table:table-cell table:number-columns-repeated="2"/>
          <table:table-cell table:style-name="ce19" table:formula="of:=[.DG5]/[.DD5]" office:value-type="string" office:string-value="" calcext:value-type="error">
            <text:p>#DIV/0!</text:p>
          </table:table-cell>
          <table:table-cell table:style-name="ce19" table:formula="of:=[.DC5]/[.DD5]" office:value-type="string" office:string-value="" calcext:value-type="error">
            <text:p>#DIV/0!</text:p>
          </table:table-cell>
          <table:table-cell table:style-name="ce19" table:formula="of:=[.DG5]/[.DC5]" office:value-type="string" office:string-value="" calcext:value-type="error">
            <text:p>#DIV/0!</text:p>
          </table:table-cell>
          <table:table-cell table:style-name="ce19" table:formula="of:=[.DC5]/[.DG5]" office:value-type="string" office:string-value="" calcext:value-type="error">
            <text:p>#DIV/0!</text:p>
          </table:table-cell>
          <table:table-cell table:style-name="ce19"/>
          <table:table-cell table:number-columns-repeated="2"/>
          <table:table-cell table:style-name="ce19" table:formula="of:=[.DN5]/[.DK5]" office:value-type="string" office:string-value="" calcext:value-type="error">
            <text:p>#DIV/0!</text:p>
          </table:table-cell>
          <table:table-cell table:style-name="ce19" table:formula="of:=[.DJ5]/[.DK5]" office:value-type="string" office:string-value="" calcext:value-type="error">
            <text:p>#DIV/0!</text:p>
          </table:table-cell>
          <table:table-cell table:style-name="ce19" table:formula="of:=[.DN5]/[.DJ5]" office:value-type="string" office:string-value="" calcext:value-type="error">
            <text:p>#DIV/0!</text:p>
          </table:table-cell>
          <table:table-cell table:style-name="ce19" table:formula="of:=[.DJ5]/[.DN5]" office:value-type="string" office:string-value="" calcext:value-type="error">
            <text:p>#DIV/0!</text:p>
          </table:table-cell>
          <table:table-cell table:style-name="ce19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9]=2; 1; [$DailyData.$B9]=6; 2; [$DailyData.$B9]=14; 3; [$DailyData.$B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9]/100)*60 + MOD([$DailyData.$E9];100)) - (INT([$DailyData.$D9]/100)*60 + MOD([$DailyData.$D9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I$3:.$I$8])" office:value-type="float" office:value="59" calcext:value-type="float">
            <text:p>59</text:p>
          </table:table-cell>
          <table:table-cell table:style-name="ce17" table:formula="of:=SUM([$DailyData.$J$3:.$J$8])" office:value-type="float" office:value="13" calcext:value-type="float">
            <text:p>13</text:p>
          </table:table-cell>
          <table:table-cell table:style-name="ce17" table:number-columns-repeated="2"/>
          <table:table-cell table:style-name="ce17" table:formula="of:=SUM([$DailyData.$M$3:.$M$8])" office:value-type="float" office:value="169" calcext:value-type="float">
            <text:p>169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9]=2; 1; [$DailyData.$P9]=6; 2; [$DailyData.$P9]=14; 3; [$DailyData.$P9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9]/100)*60 + MOD([$DailyData.$S9];100)) - (INT([$DailyData.$R9]/100)*60 + MOD([$DailyData.$R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W9]=2; 1; [$DailyData.$W9]=6; 2; [$DailyData.$W9]=14; 3; [$DailyData.$W9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Z9]/100)*60 + MOD([$DailyData.$Z9];100)) - (INT([$DailyData.$Y9]/100)*60 + MOD([$DailyData.$Y9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H$7]/60)&amp;&quot; hrs  &quot;&amp;INT(MOD([$DailyData.$AH$7];60))&amp;&quot; mins&quot;" office:value-type="string" office:string-value="1 hrs  30 mins" calcext:value-type="string">
            <text:p>1 hrs <text:s/>30 mins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9]=2; 1; [$DailyData.$AK9]=6; 2; [$DailyData.$AK9]=14; 3; [$DailyData.$AK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9]/100)*60 + MOD([$DailyData.$AN9];100)) - (INT([$DailyData.$AM9]/100)*60 + MOD([$DailyData.$AM9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9]=2; 1; [$DailyData.$AR9]=6; 2; [$DailyData.$AR9]=14; 3; [$DailyData.$AR9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9]/100)*60 + MOD([$DailyData.$AU9];100)) - (INT([$DailyData.$AT9]/100)*60 + MOD([$DailyData.$AT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9]=2; 1; [DailyData.AY9]=6; 2; [DailyData.AY9]=14; 3; [DailyData.AY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9]/100)*60 + MOD([DailyData.BB9];100)) - (INT([DailyData.BA9]/100)*60 + MOD([DailyData.BA9];100))" office:value-type="float" office:value="0" calcext:value-type="float">
            <text:p>0</text:p>
          </table:table-cell>
          <table:table-cell table:number-columns-repeated="2"/>
          <table:table-cell table:style-name="ce19" table:formula="of:=[.BJ6]/[.BG6]" office:value-type="float" office:value="12.2" calcext:value-type="float">
            <text:p>12.2</text:p>
          </table:table-cell>
          <table:table-cell table:style-name="ce19" table:formula="of:=[.BF6]/[.BG6]" office:value-type="float" office:value="3.6" calcext:value-type="float">
            <text:p>3.6</text:p>
          </table:table-cell>
          <table:table-cell table:style-name="ce19" table:formula="of:=[.BJ6]/[.BF6]" office:value-type="float" office:value="3.38888888888889" calcext:value-type="float">
            <text:p>3.38888888888889</text:p>
          </table:table-cell>
          <table:table-cell table:style-name="ce19" table:formula="of:=[.BF6]/[.BJ6]" office:value-type="float" office:value="0.295081967213115" calcext:value-type="float">
            <text:p>0.295081967213115</text:p>
          </table:table-cell>
          <table:table-cell table:style-name="ce19"/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9]=2; 1; [DailyData.BT9]=6; 2; [DailyData.BT9]=14; 3; [DailyData.BT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9]/100)*60 + MOD([DailyData.BW9];100)) - (INT([DailyData.BV9]/100)*60 + MOD([DailyData.BV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9]=2; 1; [DailyData.CA9]=6; 2; [DailyData.CA9]=14; 3; [DailyData.CA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9]/100)*60 + MOD([DailyData.CD9];100)) - (INT([DailyData.CC9]/100)*60 + MOD([DailyData.CC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9]=2; 1; [DailyData.CH9]=6; 2; [DailyData.CH9]=14; 3; [DailyData.CH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9]/100)*60 + MOD([DailyData.CK9];100)) - (INT([DailyData.CJ9]/100)*60 + MOD([DailyData.CJ9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0]=2; 1; [$DailyData.$B10]=6; 2; [$DailyData.$B10]=14; 3; [$DailyData.$B10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0]/100)*60 + MOD([$DailyData.$E10];100)) - (INT([$DailyData.$D10]/100)*60 + MOD([$DailyData.$D10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10]=2; 1; [$DailyData.$P10]=6; 2; [$DailyData.$P10]=14; 3; [$DailyData.$P10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10]/100)*60 + MOD([$DailyData.$S10];100)) - (INT([$DailyData.$R10]/100)*60 + MOD([$DailyData.$R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10]=2; 1; [$DailyData.$W10]=6; 2; [$DailyData.$W10]=14; 3; [$DailyData.$W10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10]/100)*60 + MOD([$DailyData.$Z10];100)) - (INT([$DailyData.$Y10]/100)*60 + MOD([$DailyData.$Y10];100))" office:value-type="float" office:value="0" calcext:value-type="float">
            <text:p>0</text:p>
          </table:table-cell>
          <table:table-cell table:number-columns-repeated="2"/>
          <table:table-cell table:style-name="ce19" table:formula="of:=[$DailyData.$AH$7]/[$DailyData.$AE$7]" office:value-type="float" office:value="12.8571428571429" calcext:value-type="float">
            <text:p>12.8571428571429</text:p>
          </table:table-cell>
          <table:table-cell table:style-name="ce19" table:formula="of:=[$DailyData.$AD$7]/[$DailyData.$AE$7]" office:value-type="float" office:value="5" calcext:value-type="float">
            <text:p>5</text:p>
          </table:table-cell>
          <table:table-cell table:style-name="ce19" table:formula="of:=[$DailyData.$AH$7]/[$DailyData.$AD$7]" office:value-type="float" office:value="2.57142857142857" calcext:value-type="float">
            <text:p>2.57142857142857</text:p>
          </table:table-cell>
          <table:table-cell table:style-name="ce19" table:formula="of:=[$DailyData.$AD$7]/[$DailyData.$AH$7]" office:value-type="float" office:value="0.388888888888889" calcext:value-type="float">
            <text:p>0.388888888888889</text:p>
          </table:table-cell>
          <table:table-cell table:style-name="ce19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0]=2; 1; [$DailyData.$AK10]=6; 2; [$DailyData.$AK10]=14; 3; [$DailyData.$AK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0]/100)*60 + MOD([$DailyData.$AN10];100)) - (INT([$DailyData.$AM10]/100)*60 + MOD([$DailyData.$AM10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10]=2; 1; [$DailyData.$AR10]=6; 2; [$DailyData.$AR10]=14; 3; [$DailyData.$AR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10]/100)*60 + MOD([$DailyData.$AU10];100)) - (INT([$DailyData.$AT10]/100)*60 + MOD([$DailyData.$AT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0]=2; 1; [DailyData.AY10]=6; 2; [DailyData.AY10]=14; 3; [DailyData.AY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0]/100)*60 + MOD([DailyData.BB10];100)) - (INT([DailyData.BA10]/100)*60 + MOD([DailyData.BA10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T10]=2; 1; [DailyData.BT10]=6; 2; [DailyData.BT10]=14; 3; [DailyData.BT10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10]/100)*60 + MOD([DailyData.BW10];100)) - (INT([DailyData.BV10]/100)*60 + MOD([DailyData.BV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10]=2; 1; [DailyData.CA10]=6; 2; [DailyData.CA10]=14; 3; [DailyData.CA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10]/100)*60 + MOD([DailyData.CD10];100)) - (INT([DailyData.CC10]/100)*60 + MOD([DailyData.CC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0]=2; 1; [DailyData.CH10]=6; 2; [DailyData.CH10]=14; 3; [DailyData.CH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0]/100)*60 + MOD([DailyData.CK10];100)) - (INT([DailyData.CJ10]/100)*60 + MOD([DailyData.CJ10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1]=2; 1; [$DailyData.$B11]=6; 2; [$DailyData.$B11]=14; 3; [$DailyData.$B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1]/100)*60 + MOD([$DailyData.$E11];100)) - (INT([$DailyData.$D11]/100)*60 + MOD([$DailyData.$D11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M$9]/60)&amp;&quot; hrs  &quot;&amp;INT(MOD([$DailyData.$M$9];60))&amp;&quot; mins&quot;" office:value-type="string" office:string-value="2 hrs  49 mins" calcext:value-type="string">
            <text:p>2 hrs <text:s/>49 mins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11]=2; 1; [$DailyData.$P11]=6; 2; [$DailyData.$P11]=14; 3; [$DailyData.$P1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11]/100)*60 + MOD([$DailyData.$S11];100)) - (INT([$DailyData.$R11]/100)*60 + MOD([$DailyData.$R11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W$3:.$W$10])" office:value-type="float" office:value="159" calcext:value-type="float">
            <text:p>159</text:p>
          </table:table-cell>
          <table:table-cell table:style-name="ce17" table:formula="of:=SUM([$DailyData.$X$3:.$X$10])" office:value-type="float" office:value="23" calcext:value-type="float">
            <text:p>23</text:p>
          </table:table-cell>
          <table:table-cell table:style-name="ce17" table:number-columns-repeated="2"/>
          <table:table-cell table:style-name="ce17" table:formula="of:=SUM([$DailyData.$AA$3:.$AA$10])" office:value-type="float" office:value="271" calcext:value-type="float">
            <text:p>271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1]=2; 1; [$DailyData.$AK11]=6; 2; [$DailyData.$AK11]=14; 3; [$DailyData.$AK1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1]/100)*60 + MOD([$DailyData.$AN11];100)) - (INT([$DailyData.$AM11]/100)*60 + MOD([$DailyData.$AM11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11]=2; 1; [$DailyData.$AR11]=6; 2; [$DailyData.$AR11]=14; 3; [$DailyData.$AR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11]/100)*60 + MOD([$DailyData.$AU11];100)) - (INT([$DailyData.$AT11]/100)*60 + MOD([$DailyData.$AT11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1]=2; 1; [DailyData.AY11]=6; 2; [DailyData.AY11]=14; 3; [DailyData.AY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1]/100)*60 + MOD([DailyData.BB11];100)) - (INT([DailyData.BA11]/100)*60 + MOD([DailyData.BA11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8" table:formula="of:=ROWS([$DailyData.$BM$3:.$BM$4])" office:value-type="float" office:value="2" calcext:value-type="float">
            <text:p>2</text:p>
          </table:table-cell>
          <table:table-cell table:style-name="ce18" table:formula="of:=[.BM5]/[.BM11]" office:value-type="float" office:value="10" calcext:value-type="float">
            <text:p>10</text:p>
          </table:table-cell>
          <table:table-cell table:style-name="ce18" table:number-columns-repeated="3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11]=2; 1; [DailyData.BT11]=6; 2; [DailyData.BT11]=14; 3; [DailyData.BT11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11]/100)*60 + MOD([DailyData.BW11];100)) - (INT([DailyData.BV11]/100)*60 + MOD([DailyData.BV11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A3:.CA10])" office:value-type="float" office:value="16" calcext:value-type="float">
            <text:p>16</text:p>
          </table:table-cell>
          <table:table-cell table:style-name="ce17" table:formula="of:=SUM([.CB3:.CB10])" office:value-type="float" office:value="8" calcext:value-type="float">
            <text:p>8</text:p>
          </table:table-cell>
          <table:table-cell table:style-name="ce17" table:number-columns-repeated="2"/>
          <table:table-cell table:style-name="ce17" table:formula="of:=SUM([.CE3:.CE10])" office:value-type="float" office:value="96" calcext:value-type="float">
            <text:p>96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1]=2; 1; [DailyData.CH11]=6; 2; [DailyData.CH11]=14; 3; [DailyData.CH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1]/100)*60 + MOD([DailyData.CK11];100)) - (INT([DailyData.CJ11]/100)*60 + MOD([DailyData.CJ11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CO3:.CO4])" office:value-type="float" office:value="2" calcext:value-type="float">
            <text:p>2</text:p>
          </table:table-cell>
          <table:table-cell table:style-name="ce18" table:formula="of:=[.CO5]/[.CO11]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2"/>
          <table:table-cell table:style-name="ce18" table:formula="of:=ROWS([$DailyData.CV3:.CV4])" office:value-type="float" office:value="2" calcext:value-type="float">
            <text:p>2</text:p>
          </table:table-cell>
          <table:table-cell table:style-name="ce18" table:formula="of:=[.CV5]/[.CV11]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2"/>
          <table:table-cell table:style-name="ce18" table:formula="of:=ROWS([$DailyData.DC3:.DC4])" office:value-type="float" office:value="2" calcext:value-type="float">
            <text:p>2</text:p>
          </table:table-cell>
          <table:table-cell table:style-name="ce18" table:formula="of:=[.DC5]/[.DC11]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2"/>
          <table:table-cell table:style-name="ce18" table:formula="of:=ROWS([$DailyData.DJ3:.DJ4])" office:value-type="float" office:value="2" calcext:value-type="float">
            <text:p>2</text:p>
          </table:table-cell>
          <table:table-cell table:style-name="ce18" table:formula="of:=[.DJ5]/[.DJ11]" office:value-type="float" office:value="0" calcext:value-type="float">
            <text:p>0</text:p>
          </table:table-cell>
          <table:table-cell table:style-name="ce18" table:number-columns-repeated="3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12]=2; 1; [$DailyData.$B12]=6; 2; [$DailyData.$B12]=14; 3; [$DailyData.$B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12]/100)*60 + MOD([$DailyData.$E12];100)) - (INT([$DailyData.$D12]/100)*60 + MOD([$DailyData.$D12];100))" office:value-type="float" office:value="0" calcext:value-type="float">
            <text:p>0</text:p>
          </table:table-cell>
          <table:table-cell table:number-columns-repeated="2"/>
          <table:table-cell table:style-name="ce19" table:formula="of:=[$DailyData.$M$9]/[$DailyData.$J$9]" office:value-type="float" office:value="13" calcext:value-type="float">
            <text:p>13</text:p>
          </table:table-cell>
          <table:table-cell table:style-name="ce19" table:formula="of:=[$DailyData.$I$9]/[$DailyData.$J$9]" office:value-type="float" office:value="4.53846153846154" calcext:value-type="float">
            <text:p>4.53846153846154</text:p>
          </table:table-cell>
          <table:table-cell table:style-name="ce19" table:formula="of:=[$DailyData.$M$9]/[$DailyData.$I$9]" office:value-type="float" office:value="2.86440677966102" calcext:value-type="float">
            <text:p>2.86440677966102</text:p>
          </table:table-cell>
          <table:table-cell table:style-name="ce19" table:formula="of:=[$DailyData.$I$9]/[$DailyData.$M$9]" office:value-type="float" office:value="0.349112426035503" calcext:value-type="float">
            <text:p>0.349112426035503</text:p>
          </table:table-cell>
          <table:table-cell table:style-name="ce19"/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P12]=2; 1; [$DailyData.$P12]=6; 2; [$DailyData.$P12]=14; 3; [$DailyData.$P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S12]/100)*60 + MOD([$DailyData.$S12];100)) - (INT([$DailyData.$R12]/100)*60 + MOD([$DailyData.$R12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AK12]=2; 1; [$DailyData.$AK12]=6; 2; [$DailyData.$AK12]=14; 3; [$DailyData.$AK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N12]/100)*60 + MOD([$DailyData.$AN12];100)) - (INT([$DailyData.$AM12]/100)*60 + MOD([$DailyData.$AM12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12]=2; 1; [$DailyData.$AR12]=6; 2; [$DailyData.$AR12]=14; 3; [$DailyData.$AR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12]/100)*60 + MOD([$DailyData.$AU12];100)) - (INT([$DailyData.$AT12]/100)*60 + MOD([$DailyData.$AT12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2]=2; 1; [DailyData.AY12]=6; 2; [DailyData.AY12]=14; 3; [DailyData.AY1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2]/100)*60 + MOD([DailyData.BB12];100)) - (INT([DailyData.BA12]/100)*60 + MOD([DailyData.BA12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$BF$3:.$BF$5])" office:value-type="float" office:value="3" calcext:value-type="float">
            <text:p>3</text:p>
          </table:table-cell>
          <table:table-cell table:style-name="ce18" table:formula="of:=[.BF6]/[.BF12]" office:value-type="float" office:value="6" calcext:value-type="float">
            <text:p>6</text:p>
          </table:table-cell>
          <table:table-cell table:style-name="ce18" table:number-columns-repeated="3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12]=2; 1; [DailyData.BT12]=6; 2; [DailyData.BT12]=14; 3; [DailyData.BT12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W12]/100)*60 + MOD([DailyData.BW12];100)) - (INT([DailyData.BV12]/100)*60 + MOD([DailyData.BV12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/>
          <table:table-cell table:style-name="ce19" table:formula="of:=IFERROR(COM.MICROSOFT.IFS([DailyData.CH12]=2; 1; [DailyData.CH12]=6; 2; [DailyData.CH12]=14; 3; [DailyData.CH12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K12]/100)*60 + MOD([DailyData.CK12];100)) - (INT([DailyData.CJ12]/100)*60 + MOD([DailyData.CJ12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3]=2; 1; [$DailyData.$B13]=6; 2; [$DailyData.$B13]=14; 3; [$DailyData.$B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3]/100)*60 + MOD([$DailyData.$E13];100)) - (INT([$DailyData.$D13]/100)*60 + MOD([$DailyData.$D13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P$3:.$P$12])" office:value-type="float" office:value="71" calcext:value-type="float">
            <text:p>71</text:p>
          </table:table-cell>
          <table:table-cell table:style-name="ce17" table:formula="of:=SUM([$DailyData.$Q$3:.$Q$12])" office:value-type="float" office:value="18" calcext:value-type="float">
            <text:p>18</text:p>
          </table:table-cell>
          <table:table-cell table:style-name="ce17" table:number-columns-repeated="2"/>
          <table:table-cell table:style-name="ce17" table:formula="of:=SUM([$DailyData.$T$3:.$T$12])" office:value-type="float" office:value="232" calcext:value-type="float">
            <text:p>232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A$11]/60)&amp;&quot; hrs  &quot;&amp;INT(MOD([$DailyData.$AA$11];60))&amp;&quot; mins&quot;" office:value-type="string" office:string-value="4 hrs  31 mins" calcext:value-type="string">
            <text:p>4 hrs <text:s/>31 mins</text:p>
          </table:table-cell>
          <table:table-cell table:number-columns-repeated="2"/>
          <table:table-cell table:style-name="ce18" table:formula="of:=ROWS([$DailyData.$AD$3:.$AD$6])" office:value-type="float" office:value="4" calcext:value-type="float">
            <text:p>4</text:p>
          </table:table-cell>
          <table:table-cell table:style-name="ce18" table:formula="of:=[.AD7]/[.AD13]" office:value-type="float" office:value="8.75" calcext:value-type="float">
            <text:p>8.75</text:p>
          </table:table-cell>
          <table:table-cell table:style-name="ce18" table:number-columns-repeated="3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3]=2; 1; [$DailyData.$AK13]=6; 2; [$DailyData.$AK13]=14; 3; [$DailyData.$AK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3]/100)*60 + MOD([$DailyData.$AN13];100)) - (INT([$DailyData.$AM13]/100)*60 + MOD([$DailyData.$AM13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3]=2; 1; [$DailyData.$AR13]=6; 2; [$DailyData.$AR13]=14; 3; [$DailyData.$AR13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3]/100)*60 + MOD([$DailyData.$AU13];100)) - (INT([$DailyData.$AT13]/100)*60 + MOD([$DailyData.$AT13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AY3:.AY12])" office:value-type="float" office:value="55" calcext:value-type="float">
            <text:p>55</text:p>
          </table:table-cell>
          <table:table-cell table:style-name="ce17" table:formula="of:=SUM([.AZ3:.AZ12])" office:value-type="float" office:value="15" calcext:value-type="float">
            <text:p>15</text:p>
          </table:table-cell>
          <table:table-cell table:style-name="ce17" table:number-columns-repeated="2"/>
          <table:table-cell table:style-name="ce17" table:formula="of:=SUM([.BC3:.BC12])" office:value-type="float" office:value="193" calcext:value-type="float">
            <text:p>193</text:p>
          </table:table-cell>
          <table:table-cell table:number-columns-repeated="16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13]=2; 1; [DailyData.BT13]=6; 2; [DailyData.BT13]=14; 3; [DailyData.BT13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13]/100)*60 + MOD([DailyData.BW13];100)) - (INT([DailyData.BV13]/100)*60 + MOD([DailyData.BV13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E11]/60)&amp;&quot; hrs  &quot;&amp;INT(MOD([.CE11];60))&amp;&quot; mins&quot;" office:value-type="string" office:string-value="1 hrs  36 mins" calcext:value-type="string">
            <text:p>1 hrs <text:s/>36 mins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H3:.CH12])" office:value-type="float" office:value="26" calcext:value-type="float">
            <text:p>26</text:p>
          </table:table-cell>
          <table:table-cell table:style-name="ce17" table:formula="of:=SUM([.CI3:.CI12])" office:value-type="float" office:value="11" calcext:value-type="float">
            <text:p>11</text:p>
          </table:table-cell>
          <table:table-cell table:style-name="ce17" table:number-columns-repeated="2"/>
          <table:table-cell table:style-name="ce17" table:formula="of:=SUM([.CL3:.CL12])" office:value-type="float" office:value="134" calcext:value-type="float">
            <text:p>134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4]=2; 1; [$DailyData.$B14]=6; 2; [$DailyData.$B14]=14; 3; [$DailyData.$B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4]/100)*60 + MOD([$DailyData.$E14];100)) - (INT([$DailyData.$D14]/100)*60 + MOD([$DailyData.$D14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table:number-columns-repeated="5"/>
          <table:table-cell table:number-columns-repeated="2"/>
          <table:table-cell table:style-name="ce19" table:formula="of:=[$DailyData.$AA$11]/[$DailyData.$X$11]" office:value-type="float" office:value="11.7826086956522" calcext:value-type="float">
            <text:p>11.7826086956522</text:p>
          </table:table-cell>
          <table:table-cell table:style-name="ce19" table:formula="of:=[$DailyData.$W$11]/[$DailyData.$X$11]" office:value-type="float" office:value="6.91304347826087" calcext:value-type="float">
            <text:p>6.91304347826087</text:p>
          </table:table-cell>
          <table:table-cell table:style-name="ce19" table:formula="of:=[$DailyData.$AA$11]/[$DailyData.$W$11]" office:value-type="float" office:value="1.70440251572327" calcext:value-type="float">
            <text:p>1.70440251572327</text:p>
          </table:table-cell>
          <table:table-cell table:style-name="ce19" table:formula="of:=[$DailyData.$W$11]/[$DailyData.$AA$11]" office:value-type="float" office:value="0.586715867158672" calcext:value-type="float">
            <text:p>0.586715867158672</text:p>
          </table:table-cell>
          <table:table-cell table:style-name="ce19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4]=2; 1; [$DailyData.$AK14]=6; 2; [$DailyData.$AK14]=14; 3; [$DailyData.$AK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4]/100)*60 + MOD([$DailyData.$AN14];100)) - (INT([$DailyData.$AM14]/100)*60 + MOD([$DailyData.$AM14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4]=2; 1; [$DailyData.$AR14]=6; 2; [$DailyData.$AR14]=14; 3; [$DailyData.$AR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4]/100)*60 + MOD([$DailyData.$AU14];100)) - (INT([$DailyData.$AT14]/100)*60 + MOD([$DailyData.$AT14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16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14]=2; 1; [DailyData.BT14]=6; 2; [DailyData.BT14]=14; 3; [DailyData.BT1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14]/100)*60 + MOD([DailyData.BW14];100)) - (INT([DailyData.BV14]/100)*60 + MOD([DailyData.BV14];100))" office:value-type="float" office:value="0" calcext:value-type="float">
            <text:p>0</text:p>
          </table:table-cell>
          <table:table-cell table:number-columns-repeated="2"/>
          <table:table-cell table:style-name="ce19" table:formula="of:=[.CE11]/[.CB11]" office:value-type="float" office:value="12" calcext:value-type="float">
            <text:p>12</text:p>
          </table:table-cell>
          <table:table-cell table:style-name="ce19" table:formula="of:=[.CA11]/[.CB11]" office:value-type="float" office:value="2" calcext:value-type="float">
            <text:p>2</text:p>
          </table:table-cell>
          <table:table-cell table:style-name="ce19" table:formula="of:=[.CE11]/[.CA11]" office:value-type="float" office:value="6" calcext:value-type="float">
            <text:p>6</text:p>
          </table:table-cell>
          <table:table-cell table:style-name="ce19" table:formula="of:=[.CA11]/[.CE11]" office:value-type="float" office:value="0.166666666666667" calcext:value-type="float">
            <text:p>0.166666666666667</text:p>
          </table:table-cell>
          <table:table-cell table:style-name="ce19"/>
          <table:table-cell table:number-columns-repeated="2"/>
          <table:table-cell table:style-name="ce19" table:number-columns-repeated="5"/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5]=2; 1; [$DailyData.$B15]=6; 2; [$DailyData.$B15]=14; 3; [$DailyData.$B1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5]/100)*60 + MOD([$DailyData.$E15];100)) - (INT([$DailyData.$D15]/100)*60 + MOD([$DailyData.$D15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$I$3:.$I$8])" office:value-type="float" office:value="6" calcext:value-type="float">
            <text:p>6</text:p>
          </table:table-cell>
          <table:table-cell table:style-name="ce18" table:formula="of:=[.I9]/[.I15]" office:value-type="float" office:value="9.83333333333333" calcext:value-type="float">
            <text:p>9.83333333333333</text:p>
          </table:table-cell>
          <table:table-cell table:style-name="ce18" table:number-columns-repeated="3"/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T$13]/60)&amp;&quot; hrs  &quot;&amp;INT(MOD([$DailyData.$T$13];60))&amp;&quot; mins&quot;" office:value-type="string" office:string-value="3 hrs  52 mins" calcext:value-type="string">
            <text:p>3 hrs <text:s/>52 mins</text:p>
          </table:table-cell>
          <table:table-cell table:number-columns-repeated="2"/>
          <table:table-cell table:style-name="ce19" table:number-columns-repeated="5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5]=2; 1; [$DailyData.$AK15]=6; 2; [$DailyData.$AK15]=14; 3; [$DailyData.$AK1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5]/100)*60 + MOD([$DailyData.$AN15];100)) - (INT([$DailyData.$AM15]/100)*60 + MOD([$DailyData.$AM15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5]=2; 1; [$DailyData.$AR15]=6; 2; [$DailyData.$AR15]=14; 3; [$DailyData.$AR1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5]/100)*60 + MOD([$DailyData.$AU15];100)) - (INT([$DailyData.$AT15]/100)*60 + MOD([$DailyData.$AT15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BC$13]/60)&amp;&quot; hrs  &quot;&amp;INT(MOD([$DailyData.$BC$13];60))&amp;&quot; mins&quot;" office:value-type="string" office:string-value="3 hrs  13 mins" calcext:value-type="string">
            <text:p>3 hrs <text:s/>13 mins</text:p>
          </table:table-cell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15]=2; 1; [DailyData.BT15]=6; 2; [DailyData.BT15]=14; 3; [DailyData.BT1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W15]/100)*60 + MOD([DailyData.BW15];100)) - (INT([DailyData.BV15]/100)*60 + MOD([DailyData.BV15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L13]/60)&amp;&quot; hrs  &quot;&amp;INT(MOD([.CL13];60))&amp;&quot; mins&quot;" office:value-type="string" office:string-value="2 hrs  14 mins" calcext:value-type="string">
            <text:p>2 hrs <text:s/>14 mins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6]=2; 1; [$DailyData.$B16]=6; 2; [$DailyData.$B16]=14; 3; [$DailyData.$B1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6]/100)*60 + MOD([$DailyData.$E16];100)) - (INT([$DailyData.$D16]/100)*60 + MOD([$DailyData.$D16];100))" office:value-type="float" office:value="0" calcext:value-type="float">
            <text:p>0</text:p>
          </table:table-cell>
          <table:table-cell table:number-columns-repeated="9"/>
          <table:table-cell table:style-name="ce19" table:formula="of:=[$DailyData.$T$13]/[$DailyData.$Q$13]" office:value-type="float" office:value="12.8888888888889" calcext:value-type="float">
            <text:p>12.8888888888889</text:p>
          </table:table-cell>
          <table:table-cell table:style-name="ce19" table:formula="of:=[$DailyData.$P$13]/[$DailyData.$Q$13]" office:value-type="float" office:value="3.94444444444444" calcext:value-type="float">
            <text:p>3.94444444444444</text:p>
          </table:table-cell>
          <table:table-cell table:style-name="ce19" table:formula="of:=[$DailyData.$T$13]/[$DailyData.$P$13]" office:value-type="float" office:value="3.26760563380282" calcext:value-type="float">
            <text:p>3.26760563380282</text:p>
          </table:table-cell>
          <table:table-cell table:style-name="ce19" table:formula="of:=[$DailyData.$P$13]/[$DailyData.$T$13]" office:value-type="float" office:value="0.306034482758621" calcext:value-type="float">
            <text:p>0.306034482758621</text:p>
          </table:table-cell>
          <table:table-cell table:style-name="ce19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6]=2; 1; [$DailyData.$AK16]=6; 2; [$DailyData.$AK16]=14; 3; [$DailyData.$AK1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6]/100)*60 + MOD([$DailyData.$AN16];100)) - (INT([$DailyData.$AM16]/100)*60 + MOD([$DailyData.$AM16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AR$3:.$AR$15])" office:value-type="float" office:value="113" calcext:value-type="float">
            <text:p>113</text:p>
          </table:table-cell>
          <table:table-cell table:style-name="ce17" table:formula="of:=SUM([$DailyData.$AS$3:.$AS$15])" office:value-type="float" office:value="27" calcext:value-type="float">
            <text:p>27</text:p>
          </table:table-cell>
          <table:table-cell table:style-name="ce17" table:number-columns-repeated="2"/>
          <table:table-cell table:style-name="ce17" table:formula="of:=SUM([$DailyData.$AV$3:.$AV$15])" office:value-type="float" office:value="323" calcext:value-type="float">
            <text:p>323</text:p>
          </table:table-cell>
          <table:table-cell table:number-columns-repeated="2"/>
          <table:table-cell table:style-name="ce19" table:formula="of:=[$DailyData.$BC$13]/[$DailyData.$AZ$13]" office:value-type="float" office:value="12.8666666666667" calcext:value-type="float">
            <text:p>12.8666666666667</text:p>
          </table:table-cell>
          <table:table-cell table:style-name="ce19" table:formula="of:=[$DailyData.$AY$13]/[$DailyData.$AZ$13]" office:value-type="float" office:value="3.66666666666667" calcext:value-type="float">
            <text:p>3.66666666666667</text:p>
          </table:table-cell>
          <table:table-cell table:style-name="ce19" table:formula="of:=[$DailyData.$BC$13]/[$DailyData.$AY$13]" office:value-type="float" office:value="3.50909090909091" calcext:value-type="float">
            <text:p>3.50909090909091</text:p>
          </table:table-cell>
          <table:table-cell table:style-name="ce19" table:formula="of:=[$DailyData.$AY$13]/[$DailyData.$BC$13]" office:value-type="float" office:value="0.284974093264249" calcext:value-type="float">
            <text:p>0.284974093264249</text:p>
          </table:table-cell>
          <table:table-cell table:style-name="ce19"/>
          <table:table-cell table:number-columns-repeated="16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16]=2; 1; [DailyData.BT16]=6; 2; [DailyData.BT16]=14; 3; [DailyData.BT16]=25; 3); 0)" office:value-type="float" office:value="3" calcext:value-type="float">
            <text:p>3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table:formula="of:=[.CL13]/[.CI13]" office:value-type="float" office:value="12.1818181818182" calcext:value-type="float">
            <text:p>12.1818181818182</text:p>
          </table:table-cell>
          <table:table-cell table:style-name="ce19" table:formula="of:=[.CH13]/[.CI13]" office:value-type="float" office:value="2.36363636363636" calcext:value-type="float">
            <text:p>2.36363636363636</text:p>
          </table:table-cell>
          <table:table-cell table:style-name="ce19" table:formula="of:=[.CL13]/[.CH13]" office:value-type="float" office:value="5.15384615384615" calcext:value-type="float">
            <text:p>5.15384615384615</text:p>
          </table:table-cell>
          <table:table-cell table:style-name="ce19" table:formula="of:=[.CH13]/[.CL13]" office:value-type="float" office:value="0.194029850746269" calcext:value-type="float">
            <text:p>0.194029850746269</text:p>
          </table:table-cell>
          <table:table-cell table:style-name="ce19"/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7]=2; 1; [$DailyData.$B17]=6; 2; [$DailyData.$B17]=14; 3; [$DailyData.$B1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7]/100)*60 + MOD([$DailyData.$E17];100)) - (INT([$DailyData.$D17]/100)*60 + MOD([$DailyData.$D17];100))" office:value-type="float" office:value="0" calcext:value-type="float">
            <text:p>0</text:p>
          </table:table-cell>
          <table:table-cell table:number-columns-repeated="9"/>
          <table:table-cell table:style-name="ce19" table:number-columns-repeated="5"/>
          <table:table-cell table:number-columns-repeated="2"/>
          <table:table-cell table:style-name="ce18" table:formula="of:=ROWS([$DailyData.$W$3:.$W$10])" office:value-type="float" office:value="8" calcext:value-type="float">
            <text:p>8</text:p>
          </table:table-cell>
          <table:table-cell table:style-name="ce18" table:formula="of:=[.W11]/[.W17]" office:value-type="float" office:value="19.875" calcext:value-type="float">
            <text:p>19.875</text:p>
          </table:table-cell>
          <table:table-cell table:style-name="ce18" table:number-columns-repeated="3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7]=2; 1; [$DailyData.$AK17]=6; 2; [$DailyData.$AK17]=14; 3; [$DailyData.$AK17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7]/100)*60 + MOD([$DailyData.$AN17];100)) - (INT([$DailyData.$AM17]/100)*60 + MOD([$DailyData.$AM17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16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17]=2; 1; [DailyData.BT17]=6; 2; [DailyData.BT17]=14; 3; [DailyData.BT17]=25; 3); 0)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2"/>
          <table:table-cell table:style-name="ce18" table:formula="of:=ROWS([$DailyData.$CA$3:.$CA$10])" office:value-type="float" office:value="8" calcext:value-type="float">
            <text:p>8</text:p>
          </table:table-cell>
          <table:table-cell table:style-name="ce18" table:formula="of:=[.CA11]/[.CA17]" office:value-type="float" office:value="2" calcext:value-type="float">
            <text:p>2</text:p>
          </table:table-cell>
          <table:table-cell table:style-name="ce18" table:number-columns-repeated="3"/>
          <table:table-cell table:number-columns-repeated="2"/>
          <table:table-cell table:style-name="ce19" table:number-columns-repeated="5"/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8]=2; 1; [$DailyData.$B18]=6; 2; [$DailyData.$B18]=14; 3; [$DailyData.$B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8]/100)*60 + MOD([$DailyData.$E18];100)) - (INT([$DailyData.$D18]/100)*60 + MOD([$DailyData.$D18];100))" office:value-type="float" office:value="0" calcext:value-type="float">
            <text:p>0</text:p>
          </table:table-cell>
          <table:table-cell table:number-columns-repeated="9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8]=2; 1; [$DailyData.$AK18]=6; 2; [$DailyData.$AK18]=14; 3; [$DailyData.$AK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8]/100)*60 + MOD([$DailyData.$AN18];100)) - (INT([$DailyData.$AM18]/100)*60 + MOD([$DailyData.$AM18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V$16]/60)&amp;&quot; hrs  &quot;&amp;INT(MOD([$DailyData.$AV$16];60))&amp;&quot; mins&quot;" office:value-type="string" office:string-value="5 hrs  23 mins" calcext:value-type="string">
            <text:p>5 hrs <text:s/>23 mins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18]=2; 1; [DailyData.BT18]=6; 2; [DailyData.BT18]=14; 3; [DailyData.BT18]=25; 3); 0)" office:value-type="float" office:value="2" calcext:value-type="float">
            <text:p>2</text:p>
          </table:table-cell>
          <table:table-cell table:style-name="ce19" table:number-columns-repeated="3"/>
          <table:table-cell table:number-columns-repeated="9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9]=2; 1; [$DailyData.$B19]=6; 2; [$DailyData.$B19]=14; 3; [$DailyData.$B1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9]/100)*60 + MOD([$DailyData.$E19];100)) - (INT([$DailyData.$D19]/100)*60 + MOD([$DailyData.$D19];100))" office:value-type="float" office:value="0" calcext:value-type="float">
            <text:p>0</text:p>
          </table:table-cell>
          <table:table-cell table:number-columns-repeated="9"/>
          <table:table-cell table:style-name="ce18" table:formula="of:=ROWS([$DailyData.$P$3:.$P$12])" office:value-type="float" office:value="10" calcext:value-type="float">
            <text:p>10</text:p>
          </table:table-cell>
          <table:table-cell table:style-name="ce18" table:formula="of:=[.P13]/[.P19]" office:value-type="float" office:value="7.1" calcext:value-type="float">
            <text:p>7.1</text:p>
          </table:table-cell>
          <table:table-cell table:style-name="ce18" table:number-columns-repeated="3"/>
          <table:table-cell table:number-columns-repeated="15"/>
          <table:table-cell table:style-name="ce4" office:value-type="string" calcext:value-type="string">
            <text:p>Totals</text:p>
          </table:table-cell>
          <table:table-cell table:style-name="ce17" table:formula="of:=SUM([$DailyData.$AK$3:.$AK$18])" office:value-type="float" office:value="87" calcext:value-type="float">
            <text:p>87</text:p>
          </table:table-cell>
          <table:table-cell table:style-name="ce17" table:formula="of:=SUM([$DailyData.$AL$3:.$AL$18])" office:value-type="float" office:value="25" calcext:value-type="float">
            <text:p>25</text:p>
          </table:table-cell>
          <table:table-cell table:style-name="ce17" table:number-columns-repeated="2"/>
          <table:table-cell table:style-name="ce17" table:formula="of:=SUM([$DailyData.$AO$3:.$AO$18])" office:value-type="float" office:value="318" calcext:value-type="float">
            <text:p>318</text:p>
          </table:table-cell>
          <table:table-cell table:number-columns-repeated="2"/>
          <table:table-cell table:style-name="ce19" table:formula="of:=[$DailyData.$AV$16]/[$DailyData.$AS$16]" office:value-type="float" office:value="11.962962962963" calcext:value-type="float">
            <text:p>11.962962962963</text:p>
          </table:table-cell>
          <table:table-cell table:style-name="ce19" table:formula="of:=[$DailyData.$AR$16]/[$DailyData.$AS$16]" office:value-type="float" office:value="4.18518518518519" calcext:value-type="float">
            <text:p>4.18518518518519</text:p>
          </table:table-cell>
          <table:table-cell table:style-name="ce19" table:formula="of:=[$DailyData.$AV$16]/[$DailyData.$AR$16]" office:value-type="float" office:value="2.85840707964602" calcext:value-type="float">
            <text:p>2.85840707964602</text:p>
          </table:table-cell>
          <table:table-cell table:style-name="ce19" table:formula="of:=[$DailyData.$AR$16]/[$DailyData.$AV$16]" office:value-type="float" office:value="0.34984520123839" calcext:value-type="float">
            <text:p>0.34984520123839</text:p>
          </table:table-cell>
          <table:table-cell table:style-name="ce19"/>
          <table:table-cell table:number-columns-repeated="2"/>
          <table:table-cell table:style-name="ce18" table:formula="of:=ROWS([$DailyData.$AY$3:.$AY$12])" office:value-type="float" office:value="10" calcext:value-type="float">
            <text:p>10</text:p>
          </table:table-cell>
          <table:table-cell table:style-name="ce18" table:formula="of:=[.AY13]/[.AY19]" office:value-type="float" office:value="5.5" calcext:value-type="float">
            <text:p>5.5</text:p>
          </table:table-cell>
          <table:table-cell table:style-name="ce18" table:number-columns-repeated="3"/>
          <table:table-cell table:number-columns-repeated="16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T19]=2; 1; [DailyData.BT19]=6; 2; [DailyData.BT19]=14; 3; [DailyData.BT19]=25; 3); 0)" office:value-type="float" office:value="3" calcext:value-type="float">
            <text:p>3</text:p>
          </table:table-cell>
          <table:table-cell table:style-name="ce19" table:number-columns-repeated="3"/>
          <table:table-cell table:number-columns-repeated="9"/>
          <table:table-cell table:style-name="ce18" table:formula="of:=ROWS([$DailyData.CH3:.CH12])" office:value-type="float" office:value="10" calcext:value-type="float">
            <text:p>10</text:p>
          </table:table-cell>
          <table:table-cell table:style-name="ce18" table:formula="of:=[.CH13]/[.CH19]" office:value-type="float" office:value="2.6" calcext:value-type="float">
            <text:p>2.6</text:p>
          </table:table-cell>
          <table:table-cell table:style-name="ce18" table:number-columns-repeated="3"/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0]=2; 1; [$DailyData.$B20]=6; 2; [$DailyData.$B20]=14; 3; [$DailyData.$B2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0]/100)*60 + MOD([$DailyData.$E20];100)) - (INT([$DailyData.$D20]/100)*60 + MOD([$DailyData.$D20];100))" office:value-type="float" office:value="0" calcext:value-type="float">
            <text:p>0</text:p>
          </table:table-cell>
          <table:table-cell table:number-columns-repeated="30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3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20]=2; 1; [DailyData.BT20]=6; 2; [DailyData.BT20]=14; 3; [DailyData.BT2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20]/100)*60 + MOD([DailyData.BW20];100)) - (INT([DailyData.BV20]/100)*60 + MOD([DailyData.BV20];100))" office:value-type="float" office:value="0" calcext:value-type="float">
            <text:p>0</text:p>
          </table:table-cell>
          <table:table-cell table:number-columns-repeated="42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21]=2; 1; [$DailyData.$B21]=6; 2; [$DailyData.$B21]=14; 3; [$DailyData.$B2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21]/100)*60 + MOD([$DailyData.$E21];100)) - (INT([$DailyData.$D21]/100)*60 + MOD([$DailyData.$D21];100))" office:value-type="float" office:value="0" calcext:value-type="float">
            <text:p>0</text:p>
          </table:table-cell>
          <table:table-cell table:number-columns-repeated="30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O$19]/60)&amp;&quot; hrs  &quot;&amp;INT(MOD([$DailyData.$AO$19];60))&amp;&quot; mins&quot;" office:value-type="string" office:string-value="5 hrs  18 mins" calcext:value-type="string">
            <text:p>5 hrs <text:s/>18 mins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2"/>
          <table:table-cell table:style-name="ce4" office:value-type="string" calcext:value-type="string">
            <text:p>Totals</text:p>
          </table:table-cell>
          <table:table-cell table:style-name="ce17" table:formula="of:=SUM([.BT3:.BT20])" office:value-type="float" office:value="180" calcext:value-type="float">
            <text:p>180</text:p>
          </table:table-cell>
          <table:table-cell table:style-name="ce17" table:formula="of:=SUM([.BU3:.BU20])" office:value-type="float" office:value="36" calcext:value-type="float">
            <text:p>36</text:p>
          </table:table-cell>
          <table:table-cell table:style-name="ce17" table:number-columns-repeated="2"/>
          <table:table-cell table:style-name="ce17" table:formula="of:=SUM([.BX3:.BX20])" office:value-type="float" office:value="427" calcext:value-type="float">
            <text:p>427</text:p>
          </table:table-cell>
          <table:table-cell table:number-columns-repeated="42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2]=2; 1; [$DailyData.$B22]=6; 2; [$DailyData.$B22]=14; 3; [$DailyData.$B2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2]/100)*60 + MOD([$DailyData.$E22];100)) - (INT([$DailyData.$D22]/100)*60 + MOD([$DailyData.$D22];100))" office:value-type="float" office:value="0" calcext:value-type="float">
            <text:p>0</text:p>
          </table:table-cell>
          <table:table-cell table:number-columns-repeated="30"/>
          <table:table-cell table:style-name="ce19" table:formula="of:=[$DailyData.$AO$19]/[$DailyData.$AL$19]" office:value-type="float" office:value="12.72" calcext:value-type="float">
            <text:p>12.72</text:p>
          </table:table-cell>
          <table:table-cell table:style-name="ce19" table:formula="of:=[$DailyData.$AK$19]/[$DailyData.$AL$19]" office:value-type="float" office:value="3.48" calcext:value-type="float">
            <text:p>3.48</text:p>
          </table:table-cell>
          <table:table-cell table:style-name="ce19" table:formula="of:=[$DailyData.$AO$19]/[$DailyData.$AK$19]" office:value-type="float" office:value="3.6551724137931" calcext:value-type="float">
            <text:p>3.6551724137931</text:p>
          </table:table-cell>
          <table:table-cell table:style-name="ce19" table:formula="of:=[$DailyData.$AK$19]/[$DailyData.$AO$19]" office:value-type="float" office:value="0.273584905660377" calcext:value-type="float">
            <text:p>0.273584905660377</text:p>
          </table:table-cell>
          <table:table-cell table:style-name="ce19"/>
          <table:table-cell table:number-columns-repeated="2"/>
          <table:table-cell table:style-name="ce18" table:formula="of:=ROWS([$DailyData.$AR$3:.$AR$15])" office:value-type="float" office:value="13" calcext:value-type="float">
            <text:p>13</text:p>
          </table:table-cell>
          <table:table-cell table:style-name="ce18" table:formula="of:=[.AR16]/[.AR22]" office:value-type="float" office:value="8.69230769230769" calcext:value-type="float">
            <text:p>8.69230769230769</text:p>
          </table:table-cell>
          <table:table-cell table:style-name="ce18" table:number-columns-repeated="3"/>
          <table:table-cell table:number-columns-repeated="23"/>
          <table:table-cell table:style-name="ce19" table:number-columns-repeated="5"/>
          <table:table-cell table:number-columns-repeated="42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3]=2; 1; [$DailyData.$B23]=6; 2; [$DailyData.$B23]=14; 3; [$DailyData.$B2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3]/100)*60 + MOD([$DailyData.$E23];100)) - (INT([$DailyData.$D23]/100)*60 + MOD([$DailyData.$D23];100))" office:value-type="float" office:value="0" calcext:value-type="float">
            <text:p>0</text:p>
          </table:table-cell>
          <table:table-cell table:number-columns-repeated="30"/>
          <table:table-cell table:style-name="ce19" table:number-columns-repeated="5"/>
          <table:table-cell table:number-columns-repeated="30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X21]/60)&amp;&quot; hrs  &quot;&amp;INT(MOD([.BX21];60))&amp;&quot; mins&quot;" office:value-type="string" office:string-value="7 hrs  7 mins" calcext:value-type="string">
            <text:p>7 hrs <text:s/>7 mins</text:p>
          </table:table-cell>
          <table:table-cell table:number-columns-repeated="42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24]=2; 1; [$DailyData.$B24]=6; 2; [$DailyData.$B24]=14; 3; [$DailyData.$B24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24]/100)*60 + MOD([$DailyData.$E24];100)) - (INT([$DailyData.$D24]/100)*60 + MOD([$DailyData.$D24];100))" office:value-type="float" office:value="0" calcext:value-type="float">
            <text:p>0</text:p>
          </table:table-cell>
          <table:table-cell table:number-columns-repeated="30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30"/>
          <table:table-cell table:style-name="ce19" table:formula="of:=[.BX21]/[.BU21]" office:value-type="float" office:value="11.8611111111111" calcext:value-type="float">
            <text:p>11.8611111111111</text:p>
          </table:table-cell>
          <table:table-cell table:style-name="ce19" table:formula="of:=[.BT21]/[.BU21]" office:value-type="float" office:value="5" calcext:value-type="float">
            <text:p>5</text:p>
          </table:table-cell>
          <table:table-cell table:style-name="ce19" table:formula="of:=[.BX21]/[.BT21]" office:value-type="float" office:value="2.37222222222222" calcext:value-type="float">
            <text:p>2.37222222222222</text:p>
          </table:table-cell>
          <table:table-cell table:style-name="ce19" table:formula="of:=[.BT21]/[.BX21]" office:value-type="float" office:value="0.421545667447307" calcext:value-type="float">
            <text:p>0.421545667447307</text:p>
          </table:table-cell>
          <table:table-cell table:style-name="ce19"/>
          <table:table-cell table:number-columns-repeated="42"/>
          <table:table-cell table:style-name="Default" table:number-columns-repeated="16266"/>
        </table:table-row>
        <table:table-row table:style-name="ro1">
          <table:table-cell table:style-name="ce4" office:value-type="string" calcext:value-type="string">
            <text:p>Totals</text:p>
          </table:table-cell>
          <table:table-cell table:style-name="ce17" table:formula="of:=SUM([$DailyData.$B$3:.$B$24])" office:value-type="float" office:value="141" calcext:value-type="float">
            <text:p>141</text:p>
          </table:table-cell>
          <table:table-cell table:style-name="ce17" table:formula="of:=SUM([$DailyData.$C$3:.$C$24])" office:value-type="float" office:value="34" calcext:value-type="float">
            <text:p>34</text:p>
          </table:table-cell>
          <table:table-cell table:style-name="ce17" table:number-columns-repeated="2"/>
          <table:table-cell table:style-name="ce17" table:formula="of:=SUM([$DailyData.$F$3:.$F$24])" office:value-type="float" office:value="445" calcext:value-type="float">
            <text:p>445</text:p>
          </table:table-cell>
          <table:table-cell table:number-columns-repeated="30"/>
          <table:table-cell table:style-name="ce18" table:formula="of:=ROWS([$DailyData.$AK$3:.$AK$18])" office:value-type="float" office:value="16" calcext:value-type="float">
            <text:p>16</text:p>
          </table:table-cell>
          <table:table-cell table:style-name="ce18" table:formula="of:=[.AK19]/[.AK25]" office:value-type="float" office:value="5.4375" calcext:value-type="float">
            <text:p>5.4375</text:p>
          </table:table-cell>
          <table:table-cell table:style-name="ce18" table:number-columns-repeated="3"/>
          <table:table-cell table:number-columns-repeated="30"/>
          <table:table-cell table:style-name="ce19" table:number-columns-repeated="5"/>
          <table:table-cell table:number-columns-repeated="42"/>
          <table:table-cell table:style-name="Default" table:number-columns-repeated="16266"/>
        </table:table-row>
        <table:table-row table:style-name="ro1">
          <table:table-cell/>
          <table:table-cell table:style-name="ce25" table:number-columns-repeated="5"/>
          <table:table-cell table:number-columns-repeated="65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42"/>
          <table:table-cell table:style-name="Default" table:number-columns-repeated="16266"/>
        </table:table-row>
        <table:table-row table:style-name="ro1">
          <table:table-cell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F$25]/60)&amp;&quot; hrs  &quot;&amp;INT(MOD([$DailyData.$F$25];60))&amp;&quot; mins&quot;" office:value-type="string" office:string-value="7 hrs  25 mins" calcext:value-type="string">
            <text:p>7 hrs <text:s/>25 mins</text:p>
          </table:table-cell>
          <table:table-cell table:number-columns-repeated="65"/>
          <table:table-cell table:style-name="ce18" table:formula="of:=ROWS([$DailyData.$BT$3:.$BT$20])" office:value-type="float" office:value="18" calcext:value-type="float">
            <text:p>18</text:p>
          </table:table-cell>
          <table:table-cell table:style-name="ce18" table:formula="of:=[.BT21]/[.BT27]" office:value-type="float" office:value="10" calcext:value-type="float">
            <text:p>10</text:p>
          </table:table-cell>
          <table:table-cell table:style-name="ce18" table:number-columns-repeated="3"/>
          <table:table-cell table:number-columns-repeated="42"/>
          <table:table-cell table:style-name="Default" table:number-columns-repeated="16266"/>
        </table:table-row>
        <table:table-row table:style-name="ro1">
          <table:table-cell/>
          <table:table-cell table:style-name="ce19" table:formula="of:=[$DailyData.$F$25]/[$DailyData.$C$25]" office:value-type="float" office:value="13.0882352941176" calcext:value-type="float">
            <text:p>13.0882352941176</text:p>
          </table:table-cell>
          <table:table-cell table:style-name="ce19" table:formula="of:=[$DailyData.$B$25]/[$DailyData.$C$25]" office:value-type="float" office:value="4.14705882352941" calcext:value-type="float">
            <text:p>4.14705882352941</text:p>
          </table:table-cell>
          <table:table-cell table:style-name="ce19" table:formula="of:=[$DailyData.$F$25]/[$DailyData.$B$25]" office:value-type="float" office:value="3.15602836879433" calcext:value-type="float">
            <text:p>3.15602836879433</text:p>
          </table:table-cell>
          <table:table-cell table:style-name="ce19" table:formula="of:=[$DailyData.$B$25]/[$DailyData.$F$25]" office:value-type="float" office:value="0.31685393258427" calcext:value-type="float">
            <text:p>0.31685393258427</text:p>
          </table:table-cell>
          <table:table-cell table:style-name="ce19"/>
          <table:table-cell table:number-columns-repeated="112"/>
          <table:table-cell table:style-name="Default" table:number-columns-repeated="16266"/>
        </table:table-row>
        <table:table-row table:style-name="ro1">
          <table:table-cell/>
          <table:table-cell table:style-name="ce19" table:number-columns-repeated="5"/>
          <table:table-cell table:number-columns-repeated="112"/>
          <table:table-cell table:style-name="Default" table:number-columns-repeated="16266"/>
        </table:table-row>
        <table:table-row table:style-name="ro1">
          <table:table-cell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12"/>
          <table:table-cell table:style-name="Default" table:number-columns-repeated="16266"/>
        </table:table-row>
        <table:table-row table:style-name="ro1">
          <table:table-cell/>
          <table:table-cell table:style-name="ce18" table:formula="of:=ROWS([$DailyData.$B$3:.$B$24])" office:value-type="float" office:value="22" calcext:value-type="float">
            <text:p>22</text:p>
          </table:table-cell>
          <table:table-cell table:style-name="ce18" table:formula="of:=[.B25]/[.B31]" office:value-type="float" office:value="6.40909090909091" calcext:value-type="float">
            <text:p>6.40909090909091</text:p>
          </table:table-cell>
          <table:table-cell table:style-name="ce18" table:number-columns-repeated="3"/>
          <table:table-cell table:number-columns-repeated="112"/>
          <table:table-cell table:style-name="Default" table:number-columns-repeated="16266"/>
        </table:table-row>
        <table:table-row table:style-name="ro1" table:number-rows-repeated="1048544">
          <table:table-cell table:number-columns-repeated="118"/>
          <table:table-cell table:style-name="Default" table:number-columns-repeated="16266"/>
        </table:table-row>
        <table:table-row table:style-name="ro1">
          <table:table-cell table:number-columns-repeated="118"/>
          <table:table-cell table:style-name="Default" table:number-columns-repeated="16266"/>
        </table:table-row>
      </table:table>
      <table:named-expressions/>
      <table:database-ranges>
        <table:database-range table:name="Averages" table:target-range-address="Master.G1:Master.J2"/>
        <table:database-range table:name="November10" table:target-range-address="DailyData.W2:DailyData.AA11" calcext:contains-footer="true"/>
        <table:database-range table:name="November11" table:target-range-address="DailyData.AD2:DailyData.AH7" calcext:contains-footer="true"/>
        <table:database-range table:name="November12" table:target-range-address="DailyData.AK2:DailyData.AO19" calcext:contains-footer="true"/>
        <table:database-range table:name="November13" table:target-range-address="DailyData.AR2:DailyData.AV16" calcext:contains-footer="true"/>
        <table:database-range table:name="November14" table:target-range-address="DailyData.AY2:DailyData.BC13" calcext:contains-footer="true"/>
        <table:database-range table:name="November6" table:target-range-address="DailyData.B2:DailyData.F28" calcext:contains-footer="true"/>
        <table:database-range table:name="November7" table:target-range-address="DailyData.I2:DailyData.M9" calcext:contains-footer="true"/>
        <table:database-range table:name="November9" table:target-range-address="DailyData.P2:DailyData.T13" calcext:contains-footer="true"/>
        <table:database-range table:name="Totals" table:target-range-address="Master.A1:Master.D22" calcext:contains-footer="true"/>
        <table:database-range table:name="__Anonymous_Sheet_DB__1" table:target-range-address="DailyData.DJ2:DailyData.DN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 style:data-style-name="N2" text:time-value="10:43:04.661739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ster" style:display-name="PageStyle_Mas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ilyData" style:display-name="PageStyle_DailyDat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iam Lovett</meta:initial-creator>
    <meta:creation-date>2015-06-05T18:17:20</meta:creation-date>
    <dc:date>2025-11-20T13:09:43.793635200</dc:date>
    <meta:generator>LibreOffice/25.8.3.2$Windows_X86_64 LibreOffice_project/8ca8d55c161d602844f5428fa4b58097424e324e</meta:generator>
    <meta:editing-duration>PT11H20M37S</meta:editing-duration>
    <meta:editing-cycles>105</meta:editing-cycles>
    <meta:document-statistic meta:table-count="2" meta:cell-count="915" meta:object-count="0"/>
    <meta:user-defined meta:name="AppVersion">16.0300</meta:user-defined>
  </office:meta>
</office:document-meta>
</file>